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Top" smil:direction="rever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none" draw:textarea-horizontal-align="center" draw:textarea-vertical-align="middle" draw:auto-grow-height="false" draw:fit-to-size="false" fo:min-height="0cm" fo:min-width="0cm" fo:padding-top="0.128cm" fo:padding-bottom="0.128cm" fo:padding-left="0.256cm" fo:padding-right="0.256cm" fo:wrap-option="wrap"/>
    </style:style>
    <style:style style:name="gr2" style:family="graphic" style:parent-style-name="standard">
      <style:graphic-properties draw:stroke="none" svg:stroke-width="0cm" draw:fill="none" draw:fill-color="#ffffff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solid" svg:stroke-width="0.102cm" svg:stroke-color="#000000" draw:fill="solid" draw:fill-color="#00ffff" draw:textarea-vertical-align="middle" draw:auto-grow-height="false" draw:fit-to-size="false" fo:min-height="2.982cm" fo:min-width="0.033cm" fo:padding-top="0.176cm" fo:padding-bottom="0.176cm" fo:padding-left="0.301cm" fo:padding-right="0.301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125cm" fo:padding-bottom="0.125cm" fo:padding-left="0.25cm" fo:padding-right="0.25cm" fo:wrap-option="wrap"/>
    </style:style>
    <style:style style:name="gr6" style:family="graphic" style:parent-style-name="standard">
      <style:graphic-properties draw:stroke="none" svg:stroke-width="0cm" draw:fill="none" draw:textarea-horizontal-align="center" draw:textarea-vertical-align="top" draw:auto-grow-height="true" draw:fit-to-size="false" fo:min-height="0cm" fo:min-width="0cm" fo:padding-top="0.13cm" fo:padding-bottom="0.13cm" fo:padding-left="0.25cm" fo:padding-right="0.25cm" fo:wrap-option="wrap"/>
    </style:style>
    <style:style style:name="gr7" style:family="graphic" style:parent-style-name="standard">
      <style:graphic-properties draw:stroke="solid" svg:stroke-width="0.152cm" svg:stroke-color="#000000" draw:fill="solid" draw:fill-color="#00ffff" draw:textarea-vertical-align="middle" draw:auto-grow-height="false" draw:fit-to-size="false" fo:min-height="0cm" fo:min-width="0cm" fo:padding-top="0.202cm" fo:padding-bottom="0.202cm" fo:padding-left="0.327cm" fo:padding-right="0.327cm" fo:wrap-option="wrap"/>
    </style:style>
    <style:style style:name="gr8" style:family="graphic" style:parent-style-name="standard">
      <style:graphic-properties draw:stroke="solid" svg:stroke-width="0.071cm" svg:stroke-color="#385d8a" draw:fill="solid" draw:fill-color="#4f81bd" draw:textarea-vertical-align="top" draw:auto-grow-height="false" draw:fit-to-size="false" fo:min-height="0cm" fo:min-width="0cm" fo:padding-top="0cm" fo:padding-bottom="0cm" fo:padding-left="0cm" fo:padding-right="0cm" fo:wrap-option="wrap"/>
    </style:style>
    <style:style style:name="gr9" style:family="graphic" style:parent-style-name="standard">
      <style:graphic-properties draw:stroke="none" svg:stroke-width="0cm" draw:fill="none" draw:textarea-vertical-align="middle" draw:auto-grow-height="false" draw:fit-to-size="false" fo:min-height="0.677cm" fo:min-width="0.704cm" fo:padding-top="0.13cm" fo:padding-bottom="0.13cm" fo:padding-left="0.25cm" fo:padding-right="0.25cm" fo:wrap-option="wrap"/>
    </style:style>
    <style:style style:name="gr10" style:family="graphic" style:parent-style-name="standard">
      <style:graphic-properties draw:stroke="solid" svg:stroke-width="0.026cm" svg:stroke-color="#000000" draw:stroke-linejoin="miter" draw:fill="solid" draw:fill-color="#aed1ee" draw:textarea-vertical-align="top" draw:auto-grow-height="true" draw:fit-to-size="false" fo:min-height="0cm" fo:min-width="0cm" fo:padding-top="0.13cm" fo:padding-bottom="0.13cm" fo:padding-left="0.25cm" fo:padding-right="0.25cm" fo:wrap-option="no-wrap" draw:shadow="visible" draw:shadow-offset-x="0.212cm" draw:shadow-offset-y="0.212cm" draw:shadow-color="#919191" draw:shadow-opacity="100%"/>
    </style:style>
    <style:style style:name="gr11" style:family="graphic" style:parent-style-name="standard">
      <style:graphic-properties draw:stroke="solid" svg:stroke-width="0.102cm" svg:stroke-color="#000000" draw:marker-start="msArrowOpenEnd_20_5" draw:marker-start-width="0.459cm" draw:marker-start-center="false" draw:fill="solid" draw:fill-color="#47b8b8" draw:textarea-horizontal-align="center" draw:textarea-vertical-align="top" draw:auto-grow-height="false" draw:fit-to-size="false" fo:min-height="2.49cm" fo:min-width="10.745cm" fo:padding-top="0.025cm" fo:padding-bottom="0.025cm" fo:padding-left="0.025cm" fo:padding-right="0.025cm" fo:wrap-option="wrap"/>
    </style:style>
    <style:style style:name="gr12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252cm" fo:padding-bottom="0.252cm" fo:padding-left="0.377cm" fo:padding-right="0.377cm" fo:wrap-option="wrap"/>
    </style:style>
    <style:style style:name="pr1" style:family="presentation" style:parent-style-name="ריק-title">
      <style:graphic-properties draw:stroke="none" svg:stroke-width="0cm" draw:fill="none" draw:textarea-horizontal-align="center" draw:textarea-vertical-align="middle" draw:auto-grow-height="true" draw:fit-to-size="false" fo:min-height="7.449cm" fo:padding-top="0.123cm" fo:padding-bottom="0.123cm" fo:padding-left="0.251cm" fo:padding-right="0.251cm" fo:wrap-option="no-wrap"/>
    </style:style>
    <style:style style:name="pr2" style:family="presentation" style:parent-style-name="ריק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3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23cm" fo:padding-bottom="0.123cm" fo:padding-left="0.251cm" fo:padding-right="0.251cm" fo:wrap-option="no-wrap"/>
    </style:style>
    <style:style style:name="pr4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23cm" fo:padding-bottom="0.123cm" fo:padding-left="0.251cm" fo:padding-right="0.251cm" fo:wrap-option="no-wrap"/>
    </style:style>
    <style:style style:name="pr5" style:family="presentation" style:parent-style-name="Default-notes">
      <style:graphic-properties draw:stroke="none" svg:stroke-width="0cm" draw:fill="none" draw:fill-color="#ffffff" draw:textarea-vertical-align="top" draw:auto-grow-height="false" draw:fit-to-size="false" fo:min-height="11.43cm" fo:padding-top="0cm" fo:padding-bottom="0cm" fo:padding-left="0cm" fo:padding-right="0cm" fo:wrap-option="wrap"/>
    </style:style>
    <style:style style:name="pr6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cm" fo:padding-bottom="0cm" fo:padding-left="0cm" fo:padding-right="0cm" fo:wrap-option="wrap"/>
    </style:style>
    <style:style style:name="pr7" style:family="presentation" style:parent-style-name="Default-outline1">
      <style:graphic-properties draw:stroke="none" svg:stroke-width="0cm" draw:fill="none" draw:textarea-vertical-align="top" draw:auto-grow-height="true" draw:fit-to-size="false" fo:min-height="17.171cm" fo:padding-top="0cm" fo:padding-bottom="0cm" fo:padding-left="0cm" fo:padding-right="0cm" fo:wrap-option="wrap"/>
    </style:style>
    <style:style style:name="pr8" style:family="presentation" style:parent-style-name="Default-outline1">
      <style:graphic-properties draw:stroke="none" svg:stroke-width="0cm" draw:fill="none" draw:textarea-vertical-align="top" draw:auto-grow-height="true" draw:fit-to-size="false" fo:min-height="14.564cm" fo:padding-top="0cm" fo:padding-bottom="0cm" fo:padding-left="0cm" fo:padding-right="0cm" fo:wrap-option="wrap"/>
    </style:style>
    <style:style style:name="pr9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cm" fo:padding-bottom="0cm" fo:padding-left="0cm" fo:padding-right="0cm" fo:wrap-option="wrap"/>
    </style:style>
    <style:style style:name="pr10" style:family="presentation" style:parent-style-name="Default-outline1">
      <style:graphic-properties draw:stroke="none" svg:stroke-width="0cm" draw:fill="none" draw:textarea-vertical-align="top" draw:auto-grow-height="true" draw:fit-to-size="false" fo:min-height="13.076cm" fo:padding-top="0cm" fo:padding-bottom="0cm" fo:padding-left="0cm" fo:padding-right="0cm" fo:wrap-option="wrap"/>
    </style:style>
    <style:style style:name="pr11" style:family="presentation" style:parent-style-name="Default-title">
      <style:graphic-properties draw:stroke="none" svg:stroke-width="0cm" draw:fill="none" draw:textarea-vertical-align="middle" draw:auto-grow-height="true" draw:fit-to-size="false" fo:min-height="3.181cm" fo:padding-top="0.13cm" fo:padding-bottom="0.13cm" fo:padding-left="0.25cm" fo:padding-right="0.25cm" fo:wrap-option="no-wrap"/>
    </style:style>
    <style:style style:name="pr12" style:family="presentation" style:parent-style-name="Default-outline1">
      <style:graphic-properties draw:stroke="none" svg:stroke-width="0cm" draw:fill="none" draw:textarea-vertical-align="top" draw:auto-grow-height="true" draw:fit-to-size="false" fo:min-height="10.798cm" fo:padding-top="0.13cm" fo:padding-bottom="0.13cm" fo:padding-left="0.25cm" fo:padding-right="0.25cm" fo:wrap-option="no-wrap"/>
    </style:style>
    <style:style style:name="pr13" style:family="presentation" style:parent-style-name="Default-notes">
      <style:graphic-properties draw:stroke="none" svg:stroke-width="0cm" draw:fill="none" draw:fill-color="#ffffff" draw:textarea-vertical-align="top" draw:auto-grow-height="true" draw:fit-to-size="false" fo:min-height="11.43cm" fo:padding-top="0cm" fo:padding-bottom="0cm" fo:padding-left="0cm" fo:padding-right="0cm" fo:wrap-option="wrap"/>
    </style:style>
    <style:style style:name="P1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</style:style>
    <style:style style:name="P4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 style:font-independent-line-spacing="true"/>
      <style:text-properties fo:font-size="26pt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18pt"/>
    </style:style>
    <style:style style:name="P8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9" style:family="paragraph">
      <style:paragraph-properties fo:margin-left="0cm" fo:margin-right="0cm" fo:margin-top="0.245cm" fo:margin-bottom="0cm" fo:line-height="9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0" style:family="paragraph">
      <style:paragraph-properties fo:margin-left="2.116cm" fo:margin-right="0cm" fo:margin-top="0.245cm" fo:margin-bottom="0cm" fo:text-align="start" fo:text-indent="-0.793cm">
        <style:tab-stops>
          <style:tab-stop style:position="0cm"/>
        </style:tab-stops>
      </style:paragraph-properties>
    </style:style>
    <style:style style:name="P11" style:family="paragraph">
      <style:paragraph-properties fo:margin-left="0.793cm" fo:margin-right="0cm" fo:margin-top="0.245cm" fo:margin-bottom="0cm" fo:line-height="9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2" style:family="paragraph">
      <loext:graphic-properties draw:fill="none"/>
      <style:paragraph-properties fo:text-align="start" style:font-independent-line-spacing="true"/>
      <style:text-properties fo:font-size="28pt"/>
    </style:style>
    <style:style style:name="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P14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</style:style>
    <style:style style:name="P15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16" style:family="paragraph">
      <style:paragraph-properties fo:margin-left="0.793cm" fo:margin-right="0cm" fo:margin-top="0.245cm" fo:margin-bottom="0cm" fo:line-height="100%" fo:text-align="start" fo:text-indent="-0.792cm" style:punctuation-wrap="simple" style:writing-mode="lr-tb">
        <style:tab-stops>
          <style:tab-stop style:position="0cm"/>
        </style:tab-stops>
      </style:paragraph-properties>
    </style:style>
    <style:style style:name="P17" style:family="paragraph">
      <loext:graphic-properties draw:fill="solid" draw:fill-color="#00ffff"/>
      <style:paragraph-properties fo:text-align="start" style:font-independent-line-spacing="true"/>
      <style:text-properties fo:font-size="18pt"/>
    </style:style>
    <style:style style:name="P18" style:family="paragraph">
      <style:paragraph-properties fo:margin-left="0.952cm" fo:margin-right="0cm" fo:margin-top="0.282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19" style:family="paragraph">
      <style:paragraph-properties fo:margin-left="0.952cm" fo:margin-right="0cm" fo:margin-top="0.245cm" fo:margin-bottom="0cm" fo:line-height="90%" fo:text-align="start" fo:text-indent="-0.951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0" style:family="paragraph">
      <style:paragraph-properties fo:margin-left="0cm" fo:margin-right="0cm" fo:margin-top="0.282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P21" style:family="paragraph">
      <style:paragraph-properties fo:margin-left="1.27cm" fo:margin-right="0cm" fo:margin-top="0.245cm" fo:margin-bottom="0cm" fo:text-align="start" fo:text-indent="0cm">
        <style:tab-stops>
          <style:tab-stop style:position="0cm"/>
        </style:tab-stops>
      </style:paragraph-properties>
    </style:style>
    <style:style style:name="P22" style:family="paragraph">
      <style:paragraph-properties fo:margin-left="2.063cm" fo:margin-right="0cm" fo:margin-top="0.245cm" fo:margin-bottom="0cm" fo:text-align="start" fo:text-indent="-0.792cm">
        <style:tab-stops>
          <style:tab-stop style:position="0cm"/>
        </style:tab-stops>
      </style:paragraph-properties>
    </style:style>
    <style:style style:name="P23" style:family="paragraph">
      <loext:graphic-properties draw:fill="solid" draw:fill-color="#4f81bd"/>
      <style:paragraph-properties fo:text-align="start" style:font-independent-line-spacing="true"/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5" style:family="paragraph">
      <loext:graphic-properties draw:fill="none"/>
      <style:paragraph-properties fo:margin-left="0cm" fo:margin-right="0cm" fo:margin-top="0cm" fo:margin-bottom="0cm" fo:line-height="100%" fo:text-align="end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6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36pt"/>
    </style:style>
    <style:style style:name="P27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  <style:text-properties fo:hyphenate="false"/>
    </style:style>
    <style:style style:name="P28" style:family="paragraph">
      <loext:graphic-properties draw:fill="solid" draw:fill-color="#aed1e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P29" style:family="paragraph">
      <loext:graphic-properties draw:fill="solid" draw:fill-color="#47b8b8"/>
      <style:paragraph-properties fo:text-align="start" style:font-independent-line-spacing="true"/>
      <style:text-properties fo:font-size="18pt"/>
    </style:style>
    <style:style style:name="P30" style:family="paragraph">
      <loext:graphic-properties draw:fill="none"/>
      <style:paragraph-properties fo:margin-left="0cm" fo:margin-right="0cm" fo:margin-top="0cm" fo:margin-bottom="0cm" fo:line-height="100%" fo:text-align="start" fo:text-indent="0cm" style:punctuation-wrap="simple" style:writing-mode="lr-tb" style:font-independent-line-spacing="true">
        <style:tab-stops>
          <style:tab-stop style:position="0cm"/>
        </style:tab-stops>
      </style:paragraph-properties>
      <style:text-properties fo:font-size="18pt" fo:hyphenate="false"/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T2" style:family="text">
      <style:text-properties fo:font-variant="normal" fo:text-transform="none" fo:color="#000099" style:text-line-through-style="none" style:text-line-through-type="none" style:text-position="0% 100%" style:font-name="Arial1" fo:font-size="44pt" fo:letter-spacing="normal" fo:font-style="normal" style:text-underline-style="none" fo:font-weight="bold" style:font-size-asian="44pt" style:font-style-asian="normal" style:font-weight-asian="bold" style:font-name-complex="Tahoma" style:font-size-complex="44pt" style:font-style-complex="normal" style:font-weight-complex="bold"/>
    </style:style>
    <style:style style:name="T3" style:family="text">
      <style:text-properties fo:font-size="26pt"/>
    </style:style>
    <style:style style:name="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5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7" style:family="text">
      <style:text-properties fo:font-variant="normal" fo:text-transform="none" fo:color="#008000" style:text-line-through-style="none" style:text-line-through-type="none" style:text-position="0% 100%" style:font-name="Arial1" fo:font-size="22pt" fo:letter-spacing="normal" fo:font-style="italic" style:text-underline-style="none" fo:font-weight="bold" style:font-name-asian="MS Gothic2" style:font-size-asian="22pt" style:font-style-asian="italic" style:font-weight-asian="bold" style:font-name-complex="Tahoma" style:font-size-complex="22pt" style:font-style-complex="italic" style:font-weight-complex="bold"/>
    </style:style>
    <style:style style:name="T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italic" style:text-underline-style="none" fo:font-weight="bold" style:font-name-asian="MS Gothic2" style:font-size-asian="28pt" style:font-style-asian="italic" style:font-weight-asian="bold" style:font-name-complex="Tahoma" style:font-size-complex="28pt" style:font-style-complex="italic" style:font-weight-complex="bold"/>
    </style:style>
    <style:style style:name="T9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0" style:family="text">
      <style:text-properties fo:font-variant="normal" fo:text-transform="none" fo:color="#008000" style:text-line-through-style="none" style:text-line-through-type="none" style:text-position="0% 100%" style:font-name="Arial1" fo:font-size="32pt" fo:letter-spacing="normal" fo:font-style="normal" style:text-underline-style="none" fo:font-weight="bold" style:font-name-asian="MS Gothic2" style:font-size-asian="32pt" style:font-style-asian="normal" style:font-weight-asian="bold" style:font-name-complex="Tahoma" style:font-size-complex="32pt" style:font-style-complex="normal" style:font-weight-complex="bold"/>
    </style:style>
    <style:style style:name="T11" style:family="text">
      <style:text-properties fo:font-variant="normal" fo:text-transform="none" fo:color="#008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2" style:family="text">
      <style:text-properties fo:font-variant="normal" fo:text-transform="none" fo:color="#008000" style:text-line-through-style="none" style:text-line-through-type="none" style:text-position="0% 100%" style:font-name="Arial1" fo:font-size="44pt" fo:letter-spacing="normal" fo:font-style="normal" style:text-underline-style="none" fo:font-weight="bold" style:font-name-asian="MS Gothic2" style:font-size-asian="44pt" style:font-style-asian="normal" style:font-weight-asian="bold" style:font-name-complex="Tahoma" style:font-size-complex="44pt" style:font-style-complex="normal" style:font-weight-complex="bold"/>
    </style:style>
    <style:style style:name="T13" style:family="text">
      <style:text-properties fo:font-variant="normal" fo:text-transform="none" fo:color="#000099" style:text-line-through-style="none" style:text-line-through-type="none" style:text-position="0% 100%" style:font-name="Arial1" fo:font-size="24pt" fo:letter-spacing="normal" fo:font-style="italic" style:text-underline-style="none" fo:font-weight="bold" style:font-size-asian="24pt" style:font-style-asian="italic" style:font-weight-asian="bold" style:font-name-complex="Tahoma" style:font-size-complex="24pt" style:font-style-complex="italic" style:font-weight-complex="bold"/>
    </style:style>
    <style:style style:name="T14" style:family="text">
      <style:text-properties fo:font-variant="normal" fo:text-transform="none" fo:color="#ff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15" style:family="text">
      <style:text-properties fo:font-variant="normal" fo:text-transform="none" fo:color="#000000" style:text-line-through-style="none" style:text-line-through-type="none" style:text-position="0% 100%" style:font-name="Arial1" fo:font-size="40pt" fo:letter-spacing="normal" fo:font-style="normal" style:text-underline-style="none" fo:font-weight="bold" style:font-name-asian="MS Gothic2" style:font-size-asian="40pt" style:font-style-asian="normal" style:font-weight-asian="bold" style:font-name-complex="Tahoma" style:font-size-complex="40pt" style:font-style-complex="normal" style:font-weight-complex="bold"/>
    </style:style>
    <style:style style:name="T16" style:family="text">
      <style:text-properties fo:font-variant="normal" fo:text-transform="none" fo:color="#00800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7" style:family="text">
      <style:text-properties fo:font-variant="normal" fo:text-transform="none" fo:color="#800080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T18" style:family="text">
      <style:text-properties fo:font-variant="normal" fo:text-transform="none" fo:color="#008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0" style:family="text">
      <style:text-properties fo:font-variant="normal" fo:text-transform="none" fo:color="#000000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Arial6" style:font-size-asian="18pt" style:font-style-asian="normal" style:font-weight-asian="normal" style:font-name-complex="Arial1" style:font-size-complex="18pt" style:font-style-complex="normal" style:font-weight-complex="normal"/>
    </style:style>
    <style:style style:name="T21" style:family="text">
      <style:text-properties fo:font-variant="normal" fo:text-transform="none" fo:color="#000000" style:text-line-through-style="none" style:text-line-through-type="none" style:text-position="0% 100%" style:font-name="Courier New1" fo:font-size="32pt" fo:letter-spacing="normal" fo:font-style="normal" style:text-underline-style="none" fo:font-weight="bold" style:font-name-asian="Arial6" style:font-size-asian="32pt" style:font-style-asian="normal" style:font-weight-asian="bold" style:font-name-complex="Arial1" style:font-size-complex="32pt" style:font-style-complex="normal" style:font-weight-complex="bold"/>
    </style:style>
    <style:style style:name="T22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Arial6" style:font-size-asian="28pt" style:font-style-asian="normal" style:font-weight-asian="normal" style:font-name-complex="Arial1" style:font-size-complex="28pt" style:font-style-complex="normal" style:font-weight-complex="normal"/>
    </style:style>
    <style:style style:name="T23" style:family="text">
      <style:text-properties fo:font-variant="normal" fo:text-transform="none" fo:color="#80008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4" style:family="text">
      <style:text-properties fo:font-variant="normal" fo:text-transform="none" fo:color="#008000" style:text-line-through-style="none" style:text-line-through-type="none" style:text-position="0% 100%" style:font-name="Courier New1" fo:font-size="28pt" fo:letter-spacing="normal" fo:font-style="normal" style:text-underline-style="none" fo:font-weight="bold" style:font-name-asian="MS Gothic2" style:font-size-asian="28pt" style:font-style-asian="normal" style:font-weight-asian="bold" style:font-name-complex="Tahoma" style:font-size-complex="28pt" style:font-style-complex="normal" style:font-weight-complex="bold"/>
    </style:style>
    <style:style style:name="T25" style:family="text">
      <style:text-properties fo:font-variant="normal" fo:text-transform="none" fo:color="#000000" style:text-line-through-style="none" style:text-line-through-type="none" style:text-position="0% 100%" style:font-name="Calibri2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T26" style:family="text">
      <style:text-properties fo:font-variant="normal" fo:text-transform="none" fo:color="#000099" style:text-line-through-style="none" style:text-line-through-type="none" style:text-position="0% 100%" style:font-name="Arial1" fo:font-size="26pt" fo:letter-spacing="normal" fo:font-style="normal" style:text-underline-style="none" fo:font-weight="bold" style:font-size-asian="26pt" style:font-style-asian="normal" style:font-weight-asian="bold" style:font-name-complex="Tahoma" style:font-size-complex="26pt" style:font-style-complex="normal" style:font-weight-complex="bold"/>
    </style:style>
    <style:style style:name="T27" style:family="text">
      <style:text-properties fo:font-variant="normal" fo:text-transform="none" fo:color="#008000" style:text-line-through-style="none" style:text-line-through-type="none" style:text-position="0% 100%" style:font-name="Cumberland AMT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8" style:family="text">
      <style:text-properties fo:font-variant="normal" fo:text-transform="none" fo:color="#000000" style:text-line-through-style="none" style:text-line-through-type="none" style:text-position="0% 100%" style:font-name="Cumberland AMT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29" style:family="text">
      <style:text-properties fo:font-variant="normal" fo:text-transform="none" fo:color="#800080" style:text-line-through-style="none" style:text-line-through-type="none" style:text-position="0% 100%" style:font-name="Cumberland AMT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style:style style:name="T30" style:family="text">
      <style:text-properties fo:font-variant="normal" fo:text-transform="none" fo:color="#800080" style:text-line-through-style="none" style:text-line-through-type="none" style:text-position="0% 100%" style:font-name="Arial1" fo:font-size="28pt" fo:letter-spacing="normal" fo:font-style="normal" style:text-underline-style="none" fo:font-weight="bold" style:font-name-asian="Arial6" style:font-size-asian="28pt" style:font-style-asian="normal" style:font-weight-asian="bold" style:font-name-complex="Arial1" style:font-size-complex="28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bullet text:level="1" text:bullet-char="•">
        <style:list-level-properties text:space-before="0.001cm" text:min-label-width="0.792cm"/>
        <style:text-properties style:font-name="Arial1" fo:color="#474747" fo:font-size="70%"/>
      </text:list-level-style-bullet>
      <text:list-level-style-bullet text:level="2" text:bullet-char="•">
        <style:list-level-properties text:space-before="1.323cm" text:min-label-width="0.793cm"/>
        <style:text-properties style:font-name="Arial1" fo:color="#474747" fo:font-size="100%"/>
      </text:list-level-style-bullet>
      <text:list-level-style-bullet text:level="3" text:bullet-char="•">
        <style:list-level-properties text:space-before="2.646cm" text:min-label-width="0.529cm"/>
        <style:text-properties style:font-name="Arial1" fo:color="#474747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number text:level="1" style:num-suffix="." style:num-format="1">
        <style:list-level-properties text:space-before="0.001cm" text:min-label-width="1.428cm"/>
        <style:text-properties fo:color="#474747" fo:font-size="70%"/>
      </text:list-level-style-number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">
        <style:list-level-properties text:space-before="0.001cm" text:min-label-width="0.792cm"/>
        <style:text-properties fo:font-family="Wingdings" style:font-pitch="variable" style:font-charset="x-symbol" fo:color="#474747" fo:font-size="7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Operator overloading&#10;&#10;Conversions&#10;&#10;friend&#10;&#10;inline" draw:style-name="dp1" draw:master-page-name="ריק" presentation:presentation-page-layout-name="AL1T0" xml:id="id1" draw:id="id1">
        <office:forms form:automatic-focus="false" form:apply-design-mode="false"/>
        <draw:custom-shape draw:name="מציין מיקום של כותרת תחתונה 1" draw:style-name="gr1" draw:text-style-name="P2" draw:layer="layout" svg:width="7.337cm" svg:height="1.27cm" svg:x="0cm" svg:y="17.78cm">
          <text:p text:style-name="P1"><text:span text:style-name="T1">.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1" draw:text-style-name="P4" draw:layer="layout" svg:width="16.451cm" svg:height="7.695cm" svg:x="4.222cm" svg:y="4.583cm" presentation:class="title" presentation:user-transformed="true">
          <draw:text-box>
            <text:p text:style-name="P3"><text:span text:style-name="T2">Operator overloading part 1</text:span></text:p>
          </draw:text-box>
        </draw:frame>
        <draw:frame draw:name="כותרת משנה 3" draw:style-name="gr2" draw:text-style-name="P6" draw:layer="layout" svg:width="17.779cm" svg:height="4.444cm" svg:x="5.08cm" svg:y="13.336cm">
          <draw:text-box>
            <text:p text:style-name="P5"><text:span text:style-name="T3"/></text:p>
            <text:list text:style-name="L1">
              <text:list-item>
                <text:p text:style-name="P5"><text:span text:style-name="T3">Version 1: Dr. Ofir Pele</text:span></text:p>
              </text:list-item>
              <text:list-item>
                <text:p text:style-name="P5"><text:span text:style-name="T3">Version 2: Dr. Erel Segal-Halevi</text:span></text:p>
              </text:list-item>
            </text:list>
          </draw:text-box>
        </draw:frame>
        <anim:par presentation:node-type="timing-root">
          <anim:par smil:begin="id1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1" presentation:class="page"/>
          <draw:frame draw:name="מציין מיקום של הערות 2" presentation:style-name="pr2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Operator Overloading" draw:style-name="dp1" draw:master-page-name="Default" xml:id="id2" draw:id="id2">
        <office:forms form:automatic-focus="false" form:apply-design-mode="false"/>
        <draw:frame draw:name="כותרת 1" presentation:style-name="pr3" draw:text-style-name="P4" draw:layer="layout" svg:width="21.478cm" svg:height="3.427cm" svg:x="3.364cm" svg:y="0.296cm" presentation:class="title" presentation:user-transformed="true">
          <draw:text-box>
            <text:p text:style-name="P8"><text:span text:style-name="T4">Operator Overloading</text:span></text:p>
          </draw:text-box>
        </draw:frame>
        <draw:frame draw:name="מציין מיקום טקסט 2" presentation:style-name="pr4" draw:text-style-name="P12" draw:layer="layout" svg:width="21.75cm" svg:height="11.044cm" svg:x="0.741cm" svg:y="3.881cm" presentation:class="outline" presentation:user-transformed="true">
          <draw:text-box>
            <text:list text:style-name="L2">
              <text:list-item>
                <text:p text:style-name="P9"><text:span text:style-name="T5">Operators</text:span><text:span text:style-name="T6"> like +, - , * , are actually </text:span><text:span text:style-name="T5">methods</text:span><text:span text:style-name="T6">, </text:span></text:p>
              </text:list-item>
              <text:list-item>
                <text:p text:style-name="P9"><text:span text:style-name="T6">and can be overloaded.</text:span></text:p>
              </text:list-item>
            </text:list>
            <text:p text:style-name="P9"><text:span text:style-name="T5"/></text:p>
            <text:list text:continue-numbering="true" text:style-name="L2">
              <text:list-item>
                <text:p text:style-name="P9"><text:span text:style-name="T5">Can be overloaded even for existing classes</text:span><text:span text:style-name="T7"> </text:span><text:span text:style-name="T7">(folder 0)</text:span><text:span text:style-name="T8">.</text:span></text:p>
              </text:list-item>
            </text:list>
            <text:p text:style-name="P10"><text:span text:style-name="T6"/></text:p>
            <text:p text:style-name="P11"><text:span text:style-name="T6"/></text:p>
          </draw:text-box>
        </draw:frame>
        <anim:par presentation:node-type="timing-root">
          <anim:par smil:begin="id2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2.69cm" svg:height="9.52cm" svg:x="3.179cm" svg:y="1.931cm" draw:page-number="2" presentation:class="page"/>
          <draw:frame draw:name="מציין מיקום של הערות 2" presentation:style-name="pr5" draw:text-style-name="P7" draw:layer="layout" svg:width="15.238cm" svg:height="11.429cm" svg:x="1.905cm" svg:y="12.064cm" presentation:class="notes" presentation:placeholder="true" presentation:user-transformed="true">
            <draw:text-box/>
          </draw:frame>
        </presentation:notes>
      </draw:page>
      <draw:page draw:name="What is it good for - 1" draw:style-name="dp1" draw:master-page-name="Default" xml:id="id3" draw:id="id3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1</text:span></text:p>
          </draw:text-box>
        </draw:frame>
        <draw:frame draw:name="מציין מיקום טקסט 2" presentation:style-name="pr7" draw:text-style-name="P12" draw:layer="layout" svg:width="24.01cm" svg:height="17.171cm" svg:x="0.699cm" svg:y="3.124cm" presentation:class="outline" presentation:user-transformed="true">
          <draw:text-box>
            <text:list text:style-name="L4">
              <text:list-item>
                <text:p text:style-name="P13"><text:span text:style-name="T6">Natural usage.</text:span></text:p>
              </text:list-item>
            </text:list>
            <text:p text:style-name="P13"><text:span text:style-name="T6"/></text:p>
            <text:list text:continue-numbering="true" text:style-name="L4">
              <text:list-item>
                <text:p text:style-name="P13"><text:span text:style-name="T6">compare:</text:span></text:p>
              </text:list-item>
            </text:list>
            <text:list text:style-name="L5">
              <text:list-item>
                <text:list>
                  <text:list-item>
                    <text:p text:style-name="P13"><text:span text:style-name="T5">a.set( add(b,c) 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  <text:list-item>
                    <text:p text:style-name="P13"><text:span text:style-name="T9">a= b+c</text:span></text:p>
                  </text:list-item>
                </text:list>
              </text:list-item>
            </text:list>
            <text:p><text:span text:style-name="T9"/></text:p>
            <text:list text:continue-numbering="true" text:style-name="L6">
              <text:list-item>
                <text:p text:style-name="P13"><text:span text:style-name="T6">compare:</text:span></text:p>
                <text:list>
                  <text:list-item>
                    <text:p text:style-name="P13"><text:span text:style-name="T5">v.elementAt(i)= 3</text:span></text:p>
                    <text:list>
                      <text:list-item>
                        <text:p text:style-name="P14"><text:span text:style-name="T6">to</text:span></text:p>
                      </text:list-item>
                    </text:list>
                  </text:list-item>
                </text:list>
              </text:list-item>
            </text:list>
            <text:p text:style-name="P10"><text:span text:style-name="T9">v[i]= 3</text:span></text:p>
            <text:p text:style-name="P10"><text:span text:style-name="T9"/></text:p>
          </draw:text-box>
        </draw:frame>
        <anim:par presentation:node-type="timing-root">
          <anim:par smil:begin="id3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3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 xml:id="id4" draw:id="id4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What is it good for - 2</text:span></text:p>
          </draw:text-box>
        </draw:frame>
        <draw:frame draw:name="מציין מיקום טקסט 2" presentation:style-name="pr8" draw:text-style-name="P12" draw:layer="layout" svg:width="24.01cm" svg:height="14.564cm" svg:x="0.832cm" svg:y="3.642cm" presentation:class="outline" presentation:user-transformed="true">
          <draw:text-box>
            <text:p text:style-name="P15"><text:span text:style-name="T6">Uniformity with base types (important for </text:span><text:span text:style-name="T6">templates)</text:span></text:p>
            <text:p text:style-name="P16"><text:span text:style-name="T6"/></text:p>
            <text:p text:style-name="P16"><text:span text:style-name="T6">template&lt;typename T&gt;</text:span></text:p>
            <text:p text:style-name="P16"><text:span text:style-name="T6">const T&amp; min(const T&amp; a, const T&amp; b) {</text:span></text:p>
            <text:p text:style-name="P10"><text:span text:style-name="T6">return </text:span><text:span text:style-name="T10">a&lt;b</text:span><text:span text:style-name="T11"> </text:span><text:span text:style-name="T6">? a : b;</text:span></text:p>
            <text:p text:style-name="P16"><text:span text:style-name="T6">}</text:span></text:p>
            <text:p text:style-name="P16"><text:span text:style-name="T6"/></text:p>
            <text:p text:style-name="P16"><text:span text:style-name="T6"/></text:p>
            <text:p text:style-name="P16"><text:span text:style-name="T6"/></text:p>
            <text:p text:style-name="P16"><text:span text:style-name="T6"/></text:p>
          </draw:text-box>
        </draw:frame>
        <draw:frame draw:name="מציין מיקום טקסט 3" presentation:style-name="pr9" draw:text-style-name="P12" draw:layer="layout" svg:width="22.224cm" svg:height="10.798cm" svg:x="0.635cm" svg:y="14.369cm" presentation:class="outline" presentation:user-transformed="true">
          <draw:text-box>
            <text:p text:style-name="P16"><text:span text:style-name="T10">a and b can be primitives </text:span><text:span text:style-name="T12">or</text:span></text:p>
            <text:p text:style-name="P16"><text:span text:style-name="T10">user defined objects that have operator </text:span><text:span text:style-name="T10">&lt;</text:span></text:p>
          </draw:text-box>
        </draw:frame>
        <draw:custom-shape draw:name="צורה חופשית 4" draw:style-name="gr4" draw:text-style-name="P17" draw:layer="layout" svg:width="1.269cm" svg:height="3.809cm" svg:x="5.393cm" svg:y="10.474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4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4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Default">
        <office:forms form:automatic-focus="false" form:apply-design-mode="false"/>
        <draw:frame draw:name="כותרת 3" presentation:style-name="pr6" draw:text-style-name="P4" draw:layer="layout" svg:width="21.478cm" svg:height="3.181cm" svg:x="2.899cm" svg:y="-0.478cm" presentation:class="title" presentation:user-transformed="true">
          <draw:text-box>
            <text:p text:style-name="P8"><text:span text:style-name="T4">Complex example</text:span><text:span text:style-name="T13"> (folder 1)</text:span></text:p>
          </draw:text-box>
        </draw:frame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5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Rules" draw:style-name="dp1" draw:master-page-name="Default" xml:id="id5" draw:id="id5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Rules</text:span></text:p>
          </draw:text-box>
        </draw:frame>
        <draw:frame draw:name="מציין מיקום טקסט 2" presentation:style-name="pr9" draw:text-style-name="P12" draw:layer="layout" svg:width="24.567cm" svg:height="10.798cm" svg:x="0.832cm" svg:y="3.642cm" presentation:class="outline" presentation:user-transformed="true">
          <draw:text-box>
            <text:p text:style-name="P15"><text:span text:style-name="T14"/></text:p>
            <text:list text:style-name="L7">
              <text:list-item>
                <text:p text:style-name="P13"><text:span text:style-name="T14">Don't</text:span><text:span text:style-name="T6"> overload operators with </text:span><text:span text:style-name="T14">non-standard</text:span><text:span text:style-name="T6"> </text:span><text:span text:style-name="T6">behavior! (&lt;&lt; for adding,...)</text:span></text:p>
              </text:list-item>
            </text:list>
            <text:p text:style-name="P13"><text:span text:style-name="T6"/></text:p>
            <text:list text:continue-numbering="true" text:style-name="L7">
              <text:list-item>
                <text:p text:style-name="P13"><text:span text:style-name="T6">Check how operators work on </text:span><text:span text:style-name="T5">primitives</text:span><text:span text:style-name="T6"> or in </text:span><text:span text:style-name="T6">the </text:span><text:span text:style-name="T9">standard library</text:span><text:span text:style-name="T6"> and give the </text:span><text:span text:style-name="T15">same </text:span><text:span text:style-name="T15">behavior</text:span><text:span text:style-name="T6"> in your class.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6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Example of usage in primitives/standard library" draw:style-name="dp1" draw:master-page-name="Default" xml:id="id6" draw:id="id6">
        <office:forms form:automatic-focus="false" form:apply-design-mode="false"/>
        <draw:frame draw:name="כותרת 1" presentation:style-name="pr6" draw:text-style-name="P4" draw:layer="layout" svg:width="21.478cm" svg:height="3.181cm" svg:x="3.364cm" svg:y="0.42cm" presentation:class="title" presentation:user-transformed="true">
          <draw:text-box>
            <text:p text:style-name="P8"><text:span text:style-name="T4">Example of usage in </text:span><text:span text:style-name="T16">primitives</text:span><text:span text:style-name="T4">/</text:span><text:span text:style-name="T17">standard library</text:span></text:p>
          </draw:text-box>
        </draw:frame>
        <draw:frame draw:name="מציין מיקום טקסט 2" presentation:style-name="pr10" draw:text-style-name="P12" draw:layer="layout" svg:width="24.01cm" svg:height="13.076cm" svg:x="0.832cm" svg:y="3.642cm" presentation:class="outline" presentation:user-transformed="true">
          <draw:text-box>
            <text:p text:style-name="P16"><text:span text:style-name="T6"/></text:p>
            <text:list text:style-name="L8">
              <text:list-item>
                <text:p text:style-name="P13"><text:span text:style-name="T6">&gt;&gt; &lt;&lt; are used as bit operations for </text:span><text:span text:style-name="T5">primitives </text:span><text:span text:style-name="T5">numbers</text:span><text:span text:style-name="T18"> </text:span><text:span text:style-name="T6">and for I/O in the </text:span><text:span text:style-name="T9">standard library</text:span><text:span text:style-name="T6"> </text:span><text:span text:style-name="T6">iostreams classes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[] is used as subscripting </text:span><text:span text:style-name="T5">primitives arrays</text:span><text:span text:style-name="T19"> </text:span><text:span text:style-name="T6">and </text:span><text:span text:style-name="T6">vector class in the </text:span><text:span text:style-name="T9">standard library</text:span><text:span text:style-name="T6">.</text:span></text:p>
              </text:list-item>
            </text:list>
            <text:p text:style-name="P13"><text:span text:style-name="T6"/></text:p>
            <text:list text:continue-numbering="true" text:style-name="L8">
              <text:list-item>
                <text:p text:style-name="P13"><text:span text:style-name="T6">() is used for </text:span><text:span text:style-name="T5">function calls </text:span><text:span text:style-name="T6">and for functor </text:span><text:span text:style-name="T6">objects in the </text:span><text:span text:style-name="T9">standard library</text:span><text:span text:style-name="T6">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7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Prototype" draw:style-name="dp1" draw:master-page-name="Default" xml:id="id7" draw:id="id7">
        <office:forms form:automatic-focus="false" form:apply-design-mode="false"/>
        <draw:custom-shape draw:name="TextBox 1" draw:style-name="gr5" draw:text-style-name="P2" draw:layer="layout" svg:width="26.034cm" svg:height="2.604cm" svg:x="0cm" svg:y="4.445cm">
          <text:p text:style-name="P18"><text:span text:style-name="T20"/></text:p>
          <text:p text:style-name="P19"><text:span text:style-name="T21"><text:s text:c="3"/></text:span><text:span text:style-name="T21">X&amp; operator+=(const X&amp; rval)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צורה חופשית 2" draw:style-name="gr6" draw:text-style-name="P2" draw:layer="layout" svg:width="3.088cm" svg:height="2.629cm" svg:x="0.902cm" svg:y="10.861cm">
          <text:p text:style-name="P1"><text:span text:style-name="T22">return</text:span></text:p>
          <text:p text:style-name="P1"><text:span text:style-name="T22">typ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6" draw:text-style-name="P2" draw:layer="layout" svg:width="3.807cm" svg:height="2.629cm" svg:x="6.45cm" svg:y="11.359cm">
          <text:p text:style-name="P1"><text:span text:style-name="T22">method</text:span></text:p>
          <text:p text:style-name="P1"><text:span text:style-name="T22">name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4" draw:style-name="gr6" draw:text-style-name="P2" draw:layer="layout" svg:width="7.38cm" svg:height="3.814cm" svg:x="11.35cm" svg:y="10.194cm">
          <text:p text:style-name="P1"><text:span text:style-name="T22">parameter for</text:span></text:p>
          <text:p text:style-name="P1"><text:span text:style-name="T22">object on right</text:span></text:p>
          <text:p text:style-name="P1"><text:span text:style-name="T22">side of operator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frame draw:name="כותרת 5" presentation:style-name="pr6" draw:text-style-name="P4" draw:layer="layout" svg:width="21.478cm" svg:height="3.181cm" svg:x="3.365cm" svg:y="0.421cm" presentation:class="title" presentation:user-transformed="true">
          <draw:text-box>
            <text:p text:style-name="P8"><text:span text:style-name="T4">Prototype</text:span></text:p>
          </draw:text-box>
        </draw:frame>
        <draw:custom-shape draw:name="צורה חופשית 6" draw:style-name="gr7" draw:text-style-name="P17" draw:layer="layout" svg:width="1.269cm" svg:height="4.05cm" svg:x="1.905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7" draw:style-name="gr7" draw:text-style-name="P17" draw:layer="layout" svg:width="1.076cm" svg:height="4.556cm" svg:x="7.87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draw:custom-shape draw:name="צורה חופשית 8" draw:style-name="gr7" draw:text-style-name="P17" draw:layer="layout" svg:width="1.332cm" svg:height="3.617cm" svg:x="14.454cm" svg:y="6.985cm">
          <text:p/>
          <draw:enhanced-geometry draw:mirror-horizontal="false" draw:mirror-vertical="false" svg:viewBox="0 0 0 0" drawooo:sub-view-size="21600 21600" draw:text-areas="?f19 ?f26 ?f22 ?f25" draw:type="ooxml-non-primitive" draw:modifiers="5400 5400" draw:enhanced-path="M ?f12 ?f3 L ?f12 ?f13 ?f2 ?f13 ?f4 ?f2 ?f3 ?f13 ?f17 ?f13 ?f17 ?f3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10800"/>
            <draw:equation draw:name="f5" draw:formula="?f0 *1/21600"/>
            <draw:equation draw:name="f6" draw:formula="?f1 *1/21600"/>
            <draw:equation draw:name="f7" draw:formula="?f2 "/>
            <draw:equation draw:name="f8" draw:formula="?f3 "/>
            <draw:equation draw:name="f9" draw:formula="if(0-$1 ,0,if(10800-$1 ,$1 ,10800))"/>
            <draw:equation draw:name="f10" draw:formula="if(0-$0 ,0,if(21600-$0 ,$0 ,21600))"/>
            <draw:equation draw:name="f11" draw:formula="?f8 +0-?f7 "/>
            <draw:equation draw:name="f12" draw:formula="?f9 "/>
            <draw:equation draw:name="f13" draw:formula="?f10 "/>
            <draw:equation draw:name="f14" draw:formula="?f9 *?f5 /1"/>
            <draw:equation draw:name="f15" draw:formula="?f10 *?f6 /1"/>
            <draw:equation draw:name="f16" draw:formula="?f11 *1/21600"/>
            <draw:equation draw:name="f17" draw:formula="21600+0-?f12 "/>
            <draw:equation draw:name="f18" draw:formula="?f13 *?f12 /1"/>
            <draw:equation draw:name="f19" draw:formula="?f12 *?f5 /1"/>
            <draw:equation draw:name="f20" draw:formula="21600*?f16 /1"/>
            <draw:equation draw:name="f21" draw:formula="?f18 *1/10800"/>
            <draw:equation draw:name="f22" draw:formula="?f17 *?f5 /1"/>
            <draw:equation draw:name="f23" draw:formula="?f13 +0-?f21 "/>
            <draw:equation draw:name="f24" draw:formula="?f20 *1/?f16 "/>
            <draw:equation draw:name="f25" draw:formula="?f24 *?f6 /1"/>
            <draw:equation draw:name="f26" draw:formula="?f23 *?f6 /1"/>
            <draw:equation draw:name="f27" draw:formula="logwidth/2"/>
            <draw:equation draw:name="f28" draw:formula="logwidth"/>
            <draw:equation draw:name="f29" draw:formula="logheight/2"/>
            <draw:equation draw:name="f30" draw:formula="logheight"/>
            <draw:handle draw:handle-position="?f14 ?f15" draw:handle-range-x-maximum="?f4" draw:handle-range-x-minimum="?f2" draw:handle-range-y-maximum="?f3" draw:handle-range-y-minimum="?f2"/>
          </draw:enhanced-geometry>
        </draw:custom-shape>
        <anim:par presentation:node-type="timing-root">
          <anim:par smil:begin="id7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draw:page-thumbnail draw:name="מציין מיקום של תמונת שקופית 1" draw:style-name="gr3" draw:layer="layout" svg:width="13.321cm" svg:height="9.996cm" svg:x="-1.662cm" svg:y="0cm" draw:page-number="8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draw:page draw:name="Invoking an Overloaded Operator" draw:style-name="dp3" draw:master-page-name="Default">
        <office:forms form:automatic-focus="false" form:apply-design-mode="false"/>
        <draw:frame draw:name="כותרת 1" presentation:style-name="pr11" draw:text-style-name="P4" draw:layer="layout" svg:width="21.589cm" svg:height="3.441cm" svg:x="2.54cm" svg:y="0.501cm" presentation:class="title" presentation:user-transformed="true">
          <draw:text-box>
            <text:p text:style-name="P8"><text:span text:style-name="T4">Invoking an Overloaded Operator</text:span></text:p>
          </draw:text-box>
        </draw:frame>
        <draw:frame draw:name="מציין מיקום טקסט 2" presentation:style-name="pr12" draw:text-style-name="P12" draw:layer="layout" svg:width="22.336cm" svg:height="11.058cm" svg:x="1.481cm" svg:y="5.503cm" presentation:class="outline" presentation:user-transformed="true">
          <draw:text-box>
            <text:p text:style-name="P20"><text:span text:style-name="T6">Operator can be invoked as a member function:</text:span></text:p>
            <text:p text:style-name="P21"><text:span text:style-name="T23">object1.operator+=(object2);</text:span></text:p>
            <text:p text:style-name="P20"><text:span text:style-name="T6"/></text:p>
            <text:p text:style-name="P20"><text:span text:style-name="T6">It can also be used in more conventional manner:</text:span></text:p>
            <text:p text:style-name="P22"><text:span text:style-name="T24">object1+= object2;</text:span></text:p>
          </draw:text-box>
        </draw:frame>
        <presentation:notes draw:style-name="dp2">
          <draw:custom-shape draw:name="מלבן 1" draw:style-name="gr8" draw:text-style-name="P23" draw:layer="layout" svg:width="12.699cm" svg:height="9.524cm" svg:x="3.175cm" svg:y="1.905cm">
            <text:p/>
            <draw:enhanced-geometry draw:mirror-horizontal="false" draw:mirror-vertical="false" svg:viewBox="0 0 0 0" draw:text-areas="0 0 ?f3 ?f2" draw:type="ooxml-rect" draw:enhanced-path="M 0 0 L ?f3 0 ?f3 ?f2 0 ?f2 Z N">
              <draw:equation draw:name="f0" draw:formula="logwidth/2"/>
              <draw:equation draw:name="f1" draw:formula="logheight/2"/>
              <draw:equation draw:name="f2" draw:formula="logheight"/>
              <draw:equation draw:name="f3" draw:formula="logwidth"/>
            </draw:enhanced-geometry>
          </draw:custom-shape>
          <draw:frame draw:name="מציין מיקום של הערות 2" presentation:style-name="pr13" draw:text-style-name="P7" draw:layer="layout" svg:width="13.969cm" svg:height="11.43cm" svg:x="2.54cm" svg:y="12.065cm" presentation:class="notes" presentation:placeholder="true" presentation:user-transformed="true">
            <draw:text-box/>
          </draw:frame>
        </presentation:notes>
      </draw:page>
      <draw:page draw:name="Operators ++ -- postfix prefix" draw:style-name="dp1" draw:master-page-name="Default" xml:id="id8" draw:id="id8">
        <office:forms form:automatic-focus="false" form:apply-design-mode="false"/>
        <draw:custom-shape draw:name="מציין מיקום של מספר שקופית 2" draw:style-name="gr9" draw:text-style-name="P25" draw:layer="layout" svg:width="1.203cm" svg:height="0.936cm" svg:x="24.196cm" svg:y="18.113cm">
          <text:p text:style-name="P24"><text:span text:style-name="T25"><text:page-number>&lt;number&gt;</text:page-number>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name="כותרת 1" presentation:style-name="pr6" draw:text-style-name="P26" draw:layer="layout" svg:width="23.318cm" svg:height="3.181cm" svg:x="1.524cm" svg:y="0.42cm" presentation:class="title" presentation:user-transformed="true">
          <draw:text-box>
            <text:p text:style-name="P8"><text:span text:style-name="T4">Operators ++ -- postfix prefix </text:span><text:span text:style-name="T26">(folder 7)</text:span></text:p>
          </draw:text-box>
        </draw:frame>
        <draw:custom-shape draw:name="צורה חופשית 2" draw:style-name="gr10" draw:text-style-name="P28" draw:layer="layout" svg:width="23.024cm" svg:height="14.481cm" svg:x="1.146cm" svg:y="3.597cm">
          <text:p text:style-name="P27"><text:span text:style-name="T27">// Prefix: ++n</text:span></text:p>
          <text:p text:style-name="P27"><text:span text:style-name="T27">HNum&amp;</text:span><text:span text:style-name="T28"> operator++</text:span><text:span text:style-name="T27">()</text:span><text:span text:style-name="T28"> {</text:span></text:p>
          <text:p text:style-name="P27"><text:span text:style-name="T28"><text:s/></text:span><text:span text:style-name="T28">code that adds one to this HNum</text:span></text:p>
          <text:p text:style-name="P27"><text:span text:style-name="T28"><text:s/></text:span><text:span text:style-name="T28">return *this; // return ref to curr</text:span></text:p>
          <text:p text:style-name="P27"><text:span text:style-name="T28">} <text:s text:c="7"/></text:span></text:p>
          <text:p text:style-name="P27"><text:span text:style-name="T28"/></text:p>
          <text:p text:style-name="P27"><text:span text:style-name="T29">// Postfix : n++</text:span></text:p>
          <text:p text:style-name="P27"><text:span text:style-name="T29">const HNum</text:span><text:span text:style-name="T28"> operator++</text:span><text:span text:style-name="T29">(int)</text:span><text:span text:style-name="T28"> {</text:span></text:p>
          <text:p text:style-name="P27"><text:span text:style-name="T28"><text:s/></text:span><text:span text:style-name="T28">Hnum cpy(*this); // calling copy ctor</text:span></text:p>
          <text:p text:style-name="P27"><text:span text:style-name="T28"><text:s/></text:span><text:span text:style-name="T28">code that adds one to this HNum</text:span></text:p>
          <text:p text:style-name="P27"><text:span text:style-name="T28"><text:s/></text:span><text:span text:style-name="T28">return cpy;</text:span></text:p>
          <text:p text:style-name="P27"><text:span text:style-name="T28">} <text:s text:c="6"/></text:span></text:p>
          <draw:enhanced-geometry draw:mirror-horizontal="false" draw:mirror-vertical="false" svg:viewBox="0 0 0 0" drawooo:sub-view-size="21600 21600" draw:text-areas="?f12 ?f15 ?f13 ?f14" draw:type="ooxml-non-primitive" draw:enhanced-path="M ?f2 ?f2 L ?f3 ?f2 ?f3 ?f3 ?f2 ?f3 ?f2 ?f2 Z N">
            <draw:equation draw:name="f0" draw:formula="logwidth"/>
            <draw:equation draw:name="f1" draw:formula="logheight"/>
            <draw:equation draw:name="f2" draw:formula="0"/>
            <draw:equation draw:name="f3" draw:formula="21600"/>
            <draw:equation draw:name="f4" draw:formula="?f0 *1/21600"/>
            <draw:equation draw:name="f5" draw:formula="?f1 *1/21600"/>
            <draw:equation draw:name="f6" draw:formula="?f2 "/>
            <draw:equation draw:name="f7" draw:formula="?f3 "/>
            <draw:equation draw:name="f8" draw:formula="?f7 +0-?f6 "/>
            <draw:equation draw:name="f9" draw:formula="?f8 *1/21600"/>
            <draw:equation draw:name="f10" draw:formula="?f6 *1/?f9 "/>
            <draw:equation draw:name="f11" draw:formula="?f7 *1/?f9 "/>
            <draw:equation draw:name="f12" draw:formula="?f10 *?f4 /1"/>
            <draw:equation draw:name="f13" draw:formula="?f11 *?f4 /1"/>
            <draw:equation draw:name="f14" draw:formula="?f11 *?f5 /1"/>
            <draw:equation draw:name="f15" draw:formula="?f10 *?f5 /1"/>
            <draw:equation draw:name="f16" draw:formula="logwidth/2"/>
            <draw:equation draw:name="f17" draw:formula="logwidth"/>
            <draw:equation draw:name="f18" draw:formula="logheight/2"/>
            <draw:equation draw:name="f19" draw:formula="logheight"/>
          </draw:enhanced-geometry>
        </draw:custom-shape>
        <draw:custom-shape draw:name="צורה חופשית 3" draw:style-name="gr11" draw:text-style-name="P29" draw:layer="layout" svg:width="10.794cm" svg:height="2.539cm" svg:x="13.97cm" svg:y="8.255cm">
          <text:p/>
          <draw:enhanced-geometry draw:mirror-horizontal="false" draw:mirror-vertical="false" svg:viewBox="0 0 0 0" draw:text-areas="?f27 ?f27 ?f30 ?f31" draw:type="ooxml-non-primitive" draw:modifiers="0 122047 0" draw:enhanced-path="M ?f27 ?f50 L ?f53 ?f27 L ?f30 ?f54 L ?f51 ?f31 Z N M ?f55 ?f56 L ?f62 ?f41 ?f59 ?f41 F N" drawooo:enhanced-path="M ?f27 ?f50 G ?f51 ?f50 ?f67 ?f68 L ?f53 ?f27 G ?f51 ?f50 ?f69 ?f70 L ?f30 ?f54 G ?f51 ?f50 ?f71 ?f72 L ?f51 ?f31 G ?f51 ?f50 ?f73 ?f74 Z N M ?f55 ?f56 L ?f62 ?f41 ?f59 ?f41 F N">
            <draw:equation draw:name="f0" draw:formula="10800000"/>
            <draw:equation draw:name="f1" draw:formula="5400000"/>
            <draw:equation draw:name="f2" draw:formula="16200000"/>
            <draw:equation draw:name="f3" draw:formula="logwidth"/>
            <draw:equation draw:name="f4" draw:formula="logheight"/>
            <draw:equation draw:name="f5" draw:formula="min(logwidth,logheight)"/>
            <draw:equation draw:name="f6" draw:formula="?f5 "/>
            <draw:equation draw:name="f7" draw:formula="0"/>
            <draw:equation draw:name="f8" draw:formula="0"/>
            <draw:equation draw:name="f9" draw:formula="122047"/>
            <draw:equation draw:name="f10" draw:formula="0"/>
            <draw:equation draw:name="f11" draw:formula="abs(?f3 )"/>
            <draw:equation draw:name="f12" draw:formula="abs(?f4 )"/>
            <draw:equation draw:name="f13" draw:formula="abs(?f6 )"/>
            <draw:equation draw:name="f14" draw:formula="?f7 "/>
            <draw:equation draw:name="f15" draw:formula="if(?f11 ,?f3 ,1)"/>
            <draw:equation draw:name="f16" draw:formula="if(?f12 ,?f4 ,1)"/>
            <draw:equation draw:name="f17" draw:formula="if(?f13 ,?f6 ,1)"/>
            <draw:equation draw:name="f18" draw:formula="?f15 *1/21600"/>
            <draw:equation draw:name="f19" draw:formula="?f16 *1/21600"/>
            <draw:equation draw:name="f20" draw:formula="21600*?f15 /1"/>
            <draw:equation draw:name="f21" draw:formula="21600*?f16 /1"/>
            <draw:equation draw:name="f22" draw:formula="min(?f19 ,?f18 )"/>
            <draw:equation draw:name="f23" draw:formula="?f20 *1/?f17 "/>
            <draw:equation draw:name="f24" draw:formula="?f21 *1/?f17 "/>
            <draw:equation draw:name="f25" draw:formula="?f23 "/>
            <draw:equation draw:name="f26" draw:formula="?f24 "/>
            <draw:equation draw:name="f27" draw:formula="?f14 *?f22 /1"/>
            <draw:equation draw:name="f28" draw:formula="?f26 +0-?f14 "/>
            <draw:equation draw:name="f29" draw:formula="?f25 +0-?f14 "/>
            <draw:equation draw:name="f30" draw:formula="?f25 *?f22 /1"/>
            <draw:equation draw:name="f31" draw:formula="?f26 *?f22 /1"/>
            <draw:equation draw:name="f32" draw:formula="?f28 *1/2"/>
            <draw:equation draw:name="f33" draw:formula="?f29 *1/2"/>
            <draw:equation draw:name="f34" draw:formula="min(?f29 ,?f28 )"/>
            <draw:equation draw:name="f35" draw:formula="?f14 +?f32 -0"/>
            <draw:equation draw:name="f36" draw:formula="?f34 *1/21600"/>
            <draw:equation draw:name="f37" draw:formula="?f34 *$2 /1"/>
            <draw:equation draw:name="f38" draw:formula="?f37 *1/100000"/>
            <draw:equation draw:name="f39" draw:formula="$0 *1/?f36 "/>
            <draw:equation draw:name="f40" draw:formula="$1 *1/?f36 "/>
            <draw:equation draw:name="f41" draw:formula="?f35 *?f22 /1"/>
            <draw:equation draw:name="f42" draw:formula="?f29 *?f39 /1"/>
            <draw:equation draw:name="f43" draw:formula="?f28 *?f40 /1"/>
            <draw:equation draw:name="f44" draw:formula="min(?f38 ,?f33 )"/>
            <draw:equation draw:name="f45" draw:formula="min(?f38 ,?f32 )"/>
            <draw:equation draw:name="f46" draw:formula="?f42 *1/100000"/>
            <draw:equation draw:name="f47" draw:formula="?f43 *1/100000"/>
            <draw:equation draw:name="f48" draw:formula="?f25 +0-?f44 "/>
            <draw:equation draw:name="f49" draw:formula="?f26 +0-?f45 "/>
            <draw:equation draw:name="f50" draw:formula="?f45 *?f22 /1"/>
            <draw:equation draw:name="f51" draw:formula="?f44 *?f22 /1"/>
            <draw:equation draw:name="f52" draw:formula="?f46 +0-?f33 "/>
            <draw:equation draw:name="f53" draw:formula="?f48 *?f22 /1"/>
            <draw:equation draw:name="f54" draw:formula="?f49 *?f22 /1"/>
            <draw:equation draw:name="f55" draw:formula="?f46 *?f22 /1"/>
            <draw:equation draw:name="f56" draw:formula="?f47 *?f22 /1"/>
            <draw:equation draw:name="f57" draw:formula="if(?f52 ,?f25 ,?f14 )"/>
            <draw:equation draw:name="f58" draw:formula="?f46 +0-?f57 "/>
            <draw:equation draw:name="f59" draw:formula="?f57 *?f22 /1"/>
            <draw:equation draw:name="f60" draw:formula="?f58 *1/2"/>
            <draw:equation draw:name="f61" draw:formula="?f60 +?f57 -0"/>
            <draw:equation draw:name="f62" draw:formula="?f61 *?f22 /1"/>
            <draw:equation draw:name="f63" draw:formula="logwidth/2"/>
            <draw:equation draw:name="f64" draw:formula="logwidth"/>
            <draw:equation draw:name="f65" draw:formula="logheight/2"/>
            <draw:equation draw:name="f66" draw:formula="logheight"/>
            <draw:equation draw:name="f67" draw:formula="(?f0 )/60000.0"/>
            <draw:equation draw:name="f68" draw:formula="(?f1 )/60000.0"/>
            <draw:equation draw:name="f69" draw:formula="(?f2 )/60000.0"/>
            <draw:equation draw:name="f70" draw:formula="(?f1 )/60000.0"/>
            <draw:equation draw:name="f71" draw:formula="(?f7 )/60000.0"/>
            <draw:equation draw:name="f72" draw:formula="(?f1 )/60000.0"/>
            <draw:equation draw:name="f73" draw:formula="(?f1 )/60000.0"/>
            <draw:equation draw:name="f74" draw:formula="(?f1 )/60000.0"/>
          </draw:enhanced-geometry>
        </draw:custom-shape>
        <draw:custom-shape draw:name="TextBox 4" draw:style-name="gr12" draw:text-style-name="P30" draw:layer="layout" svg:width="16.509cm" svg:height="2.875cm" svg:x="13.97cm" svg:y="8.255cm">
          <text:p text:style-name="P27"><text:span text:style-name="T30">A flag that makes</text:span></text:p>
          <text:p text:style-name="P27"><text:span text:style-name="T30">it postfix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anim:par presentation:node-type="timing-root">
          <anim:par smil:begin="id8.begin">
            <anim:transitionFilter smil:dur="1s" smil:type="slideWipe" smil:subtype="fromTop" smil:direction="reverse"/>
          </anim:par>
          <anim:seq smil:dur="0s" presentation:node-type="main-sequence"/>
        </anim:par>
        <presentation:notes draw:style-name="dp2">
          <office:forms form:automatic-focus="false" form:apply-design-mode="false"/>
          <draw:page-thumbnail draw:name="מציין מיקום של תמונת שקופית 1" draw:style-name="gr3" draw:layer="layout" svg:width="0cm" svg:height="0cm" svg:x="0.004cm" svg:y="0cm" draw:page-number="10" presentation:class="page"/>
          <draw:frame draw:name="מציין מיקום של הערות 2" presentation:style-name="pr5" draw:text-style-name="P7" draw:layer="layout" svg:width="15.238cm" svg:height="11.178cm" svg:x="1.905cm" svg:y="12.064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/>
    <style:font-face style:name="Calibri2" svg:font-family="Calibri"/>
    <style:font-face style:name="Arial Unicode MS1" svg:font-family="'Arial Unicode MS'" style:font-family-generic="modern"/>
    <style:font-face style:name="MS Gothic2" svg:font-family="'MS Gothic'" style:font-family-generic="modern"/>
    <style:font-face style:name="Arial4" svg:font-family="Arial" style:font-family-generic="swiss"/>
    <style:font-face style:name="Calibri3" svg:font-family="Calibri" style:font-family-generic="swiss"/>
    <style:font-face style:name="Arial6" svg:font-family="Arial" style:font-family-generic="modern" style:font-pitch="fixed"/>
    <style:font-face style:name="Courier New1" svg:font-family="'Courier New'" style:font-family-generic="modern" style:font-pitch="fixed"/>
    <style:font-face style:name="Cumberland AMT" svg:font-family="'Cumberland AMT'" style:font-family-generic="modern" style:font-pitch="fixed"/>
    <style:font-face style:name="Arial2" svg:font-family="Arial" style:font-pitch="variable"/>
    <style:font-face style:name="Calibri1" svg:font-family="Calibri" style:font-pitch="variable"/>
    <style:font-face style:name="DejaVu Sans2" svg:font-family="'DejaVu Sans'" style:font-pitch="variable"/>
    <style:font-face style:name="Liberation Sans2" svg:font-family="'Liberation Sans'" style:font-pitch="variable"/>
    <style:font-face style:name="Liberation Serif3" svg:font-family="'Liberation Serif'" style:font-pitch="variable"/>
    <style:font-face style:name="Nachlieli CLM1" svg:font-family="'Nachlieli CLM'" style:font-pitch="variable"/>
    <style:font-face style:name="Tahoma" svg:font-family="Tahoma" style:font-pitch="variable"/>
    <style:font-face style:name="Arial5" svg:font-family="Arial" style:font-family-generic="modern" style:font-pitch="variable"/>
    <style:font-face style:name="Arial Unicode MS" svg:font-family="'Arial Unicode MS'" style:font-family-generic="modern" style:font-pitch="variable"/>
    <style:font-face style:name="Courier New" svg:font-family="'Courier New'" style:font-family-generic="modern" style:font-pitch="variable"/>
    <style:font-face style:name="DejaVu Sans1" svg:font-family="'DejaVu Sans'" style:font-family-generic="modern" style:font-pitch="variable"/>
    <style:font-face style:name="Liberation Sans4" svg:font-family="'Liberation Sans'" style:font-family-generic="modern" style:font-pitch="variable"/>
    <style:font-face style:name="MS Gothic1" svg:font-family="'MS Gothic'" style:font-family-generic="modern" style:font-pitch="variable"/>
    <style:font-face style:name="Noto Sans CJK SC Regular1" svg:font-family="'Noto Sans CJK SC Regular'" style:font-family-generic="modern" style:font-pitch="variable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omic Sans MS" svg:font-family="'Comic Sans MS'" style:font-family-generic="script" style:font-pitch="variable"/>
    <style:font-face style:name="Liberation Sans3" svg:font-family="'Liberation Sans'" style:font-family-generic="script" style:font-pitch="variable"/>
    <style:font-face style:name="Liberation Serif1" svg:font-family="'Liberation Serif'" style:font-family-generic="script" style:font-pitch="variable"/>
    <style:font-face style:name="Arial1" svg:font-family="Arial" style:font-family-generic="swiss" style:font-pitch="variable"/>
    <style:font-face style:name="DejaVu Sans3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Nachlieli CLM2" svg:font-family="'Nachlieli CLM'" style:font-family-generic="swiss" style:font-pitch="variable"/>
    <style:font-face style:name="Arial7" svg:font-family="Arial" style:font-family-generic="system" style:font-pitch="variable"/>
    <style:font-face style:name="DejaVu Sans" svg:font-family="'DejaVu Sans'" style:font-family-generic="system" style:font-pitch="variable"/>
    <style:font-face style:name="MS Gothic" svg:font-family="'MS Gothic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</office:font-face-decls>
  <office:styles>
    <draw:marker draw:name="Arrow" svg:viewBox="0 0 20 30" svg:d="M10 0l-10 30h20z"/>
    <draw:marker draw:name="msArrowOpenEnd_20_5" draw:display-name="msArrowOpenEnd 5" svg:viewBox="0 0 450 450" svg:d="M225 0l225 409-68 41-157-288-158 288-67-41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e" style:country-complex="IL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achlieli CLM" style:font-family-complex="'Nachlieli CLM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ריק-background" style:family="presentation">
      <style:graphic-properties draw:stroke="none" draw:fill="solid" draw:fill-color="#cec7df"/>
      <style:text-properties style:letter-kerning="true"/>
    </style:style>
    <style:style style:name="ריק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ריק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ריק-outline1" style:family="presentation">
      <style:graphic-properties draw:stroke="none" draw:fill="none" draw:auto-grow-height="false" draw:fit-to-size="shrink-to-fit">
        <text:list-style style:name="ריק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ריק-outline2" style:family="presentation" style:parent-style-name="ריק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3" style:family="presentation" style:parent-style-name="ריק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4" style:family="presentation" style:parent-style-name="ריק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ריק-outline5" style:family="presentation" style:parent-style-name="ריק-outline4">
      <style:paragraph-properties fo:margin-top="0.1cm" fo:margin-bottom="0cm"/>
      <style:text-properties fo:font-size="20pt" style:font-size-asian="20pt" style:font-size-complex="20pt"/>
    </style:style>
    <style:style style:name="ריק-outline6" style:family="presentation" style:parent-style-name="ריק-outline5">
      <style:paragraph-properties fo:margin-top="0.1cm" fo:margin-bottom="0cm"/>
      <style:text-properties fo:font-size="20pt" style:font-size-asian="20pt" style:font-size-complex="20pt"/>
    </style:style>
    <style:style style:name="ריק-outline7" style:family="presentation" style:parent-style-name="ריק-outline6">
      <style:paragraph-properties fo:margin-top="0.1cm" fo:margin-bottom="0cm"/>
      <style:text-properties fo:font-size="20pt" style:font-size-asian="20pt" style:font-size-complex="20pt"/>
    </style:style>
    <style:style style:name="ריק-outline8" style:family="presentation" style:parent-style-name="ריק-outline7">
      <style:paragraph-properties fo:margin-top="0.1cm" fo:margin-bottom="0cm"/>
      <style:text-properties fo:font-size="20pt" style:font-size-asian="20pt" style:font-size-complex="20pt"/>
    </style:style>
    <style:style style:name="ריק-outline9" style:family="presentation" style:parent-style-name="ריק-outline8">
      <style:paragraph-properties fo:margin-top="0.1cm" fo:margin-bottom="0cm"/>
      <style:text-properties fo:font-size="20pt" style:font-size-asian="20pt" style:font-size-complex="20pt"/>
    </style:style>
    <style:style style:name="ריק-subtitle" style:family="presentation">
      <style:graphic-properties draw:stroke="none" draw:fill="none" draw:textarea-vertical-align="middle">
        <text:list-style style:name="ריק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ריק-title" style:family="presentation">
      <style:graphic-properties draw:stroke="none" draw:fill="none" draw:textarea-vertical-align="middle">
        <text:list-style style:name="ריק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background" style:family="presentation">
      <style:graphic-properties draw:stroke="none" draw:fill="solid" draw:fill-color="#cec7d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3" style:family="presentation" style:parent-style-name="Default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4" style:family="presentation" style:parent-style-name="Default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background" style:display-name="כותרת ותוכן-background" style:family="presentation">
      <style:graphic-properties draw:stroke="none" draw:fill="solid" draw:fill-color="#cec7df"/>
      <style:text-properties style:letter-kerning="true"/>
    </style:style>
    <style:style style:name="כותרת_20_ותוכן-backgroundobjects" style:display-name="כותרת ותוכן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-notes" style:display-name="כותרת ותוכן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-outline1" style:display-name="כותרת ותוכן-outline1" style:family="presentation">
      <style:graphic-properties draw:stroke="none" draw:fill="none" draw:auto-grow-height="false" draw:fit-to-size="shrink-to-fit">
        <text:list-style style:name="כותרת_20_ותוכן-outline1" style:display-name="כותרת ותוכן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>
        <style:tab-stops>
          <style:tab-stop style:position="2.539cm"/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fo:text-shadow="none" style:text-underline-style="none" fo:font-weight="normal" style:letter-kerning="true" fo:background-color="transparent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-outline2" style:display-name="כותרת ותוכן-outline2" style:family="presentation" style:parent-style-name="כותרת_20_ותוכן-outline1">
      <style:paragraph-properties fo:margin-left="0cm" fo:margin-right="0cm" fo:margin-top="0.4cm" fo:margin-bottom="0cm" fo:line-height="100%" fo:text-align="start" fo:text-indent="0cm" style:punctuation-wrap="simple" style:writing-mode="lr-tb">
        <style:tab-stops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3" style:display-name="כותרת ותוכן-outline3" style:family="presentation" style:parent-style-name="כותרת_20_ותוכן-outline2">
      <style:paragraph-properties fo:margin-left="0cm" fo:margin-right="0cm" fo:margin-top="0.3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4" style:display-name="כותרת ותוכן-outline4" style:family="presentation" style:parent-style-name="כותרת_20_ותוכן-outline3">
      <style:paragraph-properties fo:margin-left="0cm" fo:margin-right="0cm" fo:margin-top="0.2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  <style:text-properties fo:font-variant="normal" fo:text-transform="none" fo:color="#000000" style:text-line-through-style="none" style:text-line-through-type="none" style:text-position="0% 100%" style:font-name="Arial1" fo:font-family="Arial" style:font-family-generic="swiss" style:font-pitch="variable" fo:font-size="28pt" fo:letter-spacing="normal" fo:language="he" fo:country="IL" fo:font-style="normal" style:text-underline-style="none" fo:font-weight="normal" style:font-name-asian="MS Gothic2" style:font-family-asian="'MS Gothic'" style:font-family-generic-asian="modern" style:font-size-asian="28pt" style:language-asian="he" style:country-asian="IL" style:font-style-asian="normal" style:font-weight-asian="normal" style:font-name-complex="Tahoma" style:font-family-complex="Tahoma" style:font-pitch-complex="variable" style:font-size-complex="28pt" style:language-complex="he" style:country-complex="IL" style:font-style-complex="normal" style:font-weight-complex="normal" fo:hyphenate="false"/>
    </style:style>
    <style:style style:name="כותרת_20_ותוכן-outline5" style:display-name="כותרת ותוכן-outline5" style:family="presentation" style:parent-style-name="כותרת_20_ותוכן-outline4">
      <style:paragraph-properties fo:margin-top="0.1cm" fo:margin-bottom="0cm"/>
      <style:text-properties fo:font-size="20pt" style:font-size-asian="20pt" style:font-size-complex="20pt"/>
    </style:style>
    <style:style style:name="כותרת_20_ותוכן-outline6" style:display-name="כותרת ותוכן-outline6" style:family="presentation" style:parent-style-name="כותרת_20_ותוכן-outline5">
      <style:paragraph-properties fo:margin-top="0.1cm" fo:margin-bottom="0cm"/>
      <style:text-properties fo:font-size="20pt" style:font-size-asian="20pt" style:font-size-complex="20pt"/>
    </style:style>
    <style:style style:name="כותרת_20_ותוכן-outline7" style:display-name="כותרת ותוכן-outline7" style:family="presentation" style:parent-style-name="כותרת_20_ותוכן-outline6">
      <style:paragraph-properties fo:margin-top="0.1cm" fo:margin-bottom="0cm"/>
      <style:text-properties fo:font-size="20pt" style:font-size-asian="20pt" style:font-size-complex="20pt"/>
    </style:style>
    <style:style style:name="כותרת_20_ותוכן-outline8" style:display-name="כותרת ותוכן-outline8" style:family="presentation" style:parent-style-name="כותרת_20_ותוכן-outline7">
      <style:paragraph-properties fo:margin-top="0.1cm" fo:margin-bottom="0cm"/>
      <style:text-properties fo:font-size="20pt" style:font-size-asian="20pt" style:font-size-complex="20pt"/>
    </style:style>
    <style:style style:name="כותרת_20_ותוכן-outline9" style:display-name="כותרת ותוכן-outline9" style:family="presentation" style:parent-style-name="כותרת_20_ותוכן-outline8">
      <style:paragraph-properties fo:margin-top="0.1cm" fo:margin-bottom="0cm"/>
      <style:text-properties fo:font-size="20pt" style:font-size-asian="20pt" style:font-size-complex="20pt"/>
    </style:style>
    <style:style style:name="כותרת_20_ותוכן-subtitle" style:display-name="כותרת ותוכן-subtitle" style:family="presentation">
      <style:graphic-properties draw:stroke="none" draw:fill="none" draw:textarea-vertical-align="middle">
        <text:list-style style:name="כותרת_20_ותוכן-subtitle" style:display-name="כותרת ותוכן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-title" style:display-name="כותרת ותוכן-title" style:family="presentation">
      <style:graphic-properties draw:stroke="none" draw:fill="none" draw:textarea-vertical-align="middle">
        <text:list-style style:name="כותרת_20_ותוכן-title" style:display-name="כותרת ותוכן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end" fo:text-indent="0cm" style:punctuation-wrap="hanging" style:writing-mode="rl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2" fo:font-family="Calibri" fo:font-size="18pt" fo:letter-spacing="normal" fo:language="he" fo:country="IL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18pt" style:language-asian="he" style:country-asian="IL" style:font-style-asian="normal" style:font-weight-asian="normal" style:font-name-complex="Tahoma" style:font-family-complex="Tahoma" style:font-pitch-complex="variable" style:font-size-complex="18pt" style:language-complex="he" style:country-complex="IL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background" style:display-name="כותרת ותוכן_-background" style:family="presentation">
      <style:graphic-properties draw:stroke="none" draw:fill="gradient"/>
      <style:text-properties style:letter-kerning="true"/>
    </style:style>
    <style:style style:name="כותרת_20_ותוכן_5f_-backgroundobjects" style:display-name="כותרת ותוכן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כותרת_20_ותוכן_5f_-notes" style:display-name="כותרת ותוכן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achlieli CLM" style:font-family-complex="'Nachlieli CLM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כותרת_20_ותוכן_5f_-outline1" style:display-name="כותרת ותוכן_-outline1" style:family="presentation">
      <style:graphic-properties draw:stroke="none" draw:fill="none" draw:auto-grow-height="false" draw:fit-to-size="shrink-to-fit">
        <text:list-style style:name="כותרת_20_ותוכן_5f_-outline1" style:display-name="כותרת ותוכן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3" fo:font-family="Arial" fo:font-size="26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6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6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כותרת_20_ותוכן_5f_-outline2" style:display-name="כותרת ותוכן_-outline2" style:family="presentation" style:parent-style-name="כותרת_20_ותוכן_5f_-outline1">
      <style:paragraph-properties fo:margin-top="0.4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3" style:display-name="כותרת ותוכן_-outline3" style:family="presentation" style:parent-style-name="כותרת_20_ותוכן_5f_-outline2">
      <style:paragraph-properties fo:margin-top="0.3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4" style:display-name="כותרת ותוכן_-outline4" style:family="presentation" style:parent-style-name="כותרת_20_ותוכן_5f_-outline3">
      <style:paragraph-properties fo:margin-top="0.2cm" fo:margin-bottom="0cm" fo:line-height="100%" fo:text-align="start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Arial3" fo:font-family="Arial" fo:font-size="20pt" fo:letter-spacing="normal" fo:font-style="normal" style:text-underline-style="none" fo:font-weight="normal" style:font-size-asian="20pt" style:font-style-asian="normal" style:font-weight-asian="normal" style:font-name-complex="Arial1" style:font-family-complex="Arial" style:font-family-generic-complex="swiss" style:font-pitch-complex="variable" style:font-size-complex="20pt" style:font-style-complex="normal" style:font-weight-complex="normal" fo:hyphenate="false"/>
    </style:style>
    <style:style style:name="כותרת_20_ותוכן_5f_-outline5" style:display-name="כותרת ותוכן_-outline5" style:family="presentation" style:parent-style-name="כותרת_20_ותוכן_5f_-outline4">
      <style:paragraph-properties fo:margin-top="0.1cm" fo:margin-bottom="0cm"/>
      <style:text-properties fo:font-size="20pt" style:font-size-asian="20pt" style:font-size-complex="20pt"/>
    </style:style>
    <style:style style:name="כותרת_20_ותוכן_5f_-outline6" style:display-name="כותרת ותוכן_-outline6" style:family="presentation" style:parent-style-name="כותרת_20_ותוכן_5f_-outline5">
      <style:paragraph-properties fo:margin-top="0.1cm" fo:margin-bottom="0cm"/>
      <style:text-properties fo:font-size="20pt" style:font-size-asian="20pt" style:font-size-complex="20pt"/>
    </style:style>
    <style:style style:name="כותרת_20_ותוכן_5f_-outline7" style:display-name="כותרת ותוכן_-outline7" style:family="presentation" style:parent-style-name="כותרת_20_ותוכן_5f_-outline6">
      <style:paragraph-properties fo:margin-top="0.1cm" fo:margin-bottom="0cm"/>
      <style:text-properties fo:font-size="20pt" style:font-size-asian="20pt" style:font-size-complex="20pt"/>
    </style:style>
    <style:style style:name="כותרת_20_ותוכן_5f_-outline8" style:display-name="כותרת ותוכן_-outline8" style:family="presentation" style:parent-style-name="כותרת_20_ותוכן_5f_-outline7">
      <style:paragraph-properties fo:margin-top="0.1cm" fo:margin-bottom="0cm"/>
      <style:text-properties fo:font-size="20pt" style:font-size-asian="20pt" style:font-size-complex="20pt"/>
    </style:style>
    <style:style style:name="כותרת_20_ותוכן_5f_-outline9" style:display-name="כותרת ותוכן_-outline9" style:family="presentation" style:parent-style-name="כותרת_20_ותוכן_5f_-outline8">
      <style:paragraph-properties fo:margin-top="0.1cm" fo:margin-bottom="0cm"/>
      <style:text-properties fo:font-size="20pt" style:font-size-asian="20pt" style:font-size-complex="20pt"/>
    </style:style>
    <style:style style:name="כותרת_20_ותוכן_5f_-subtitle" style:display-name="כותרת ותוכן_-subtitle" style:family="presentation">
      <style:graphic-properties draw:stroke="none" draw:fill="none" draw:textarea-vertical-align="middle">
        <text:list-style style:name="כותרת_20_ותוכן_5f_-subtitle" style:display-name="כותרת ותוכן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achlieli CLM" style:font-family-complex="'Nachlieli CLM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כותרת_20_ותוכן_5f_-title" style:display-name="כותרת ותוכן_-title" style:family="presentation">
      <style:graphic-properties draw:stroke="none" draw:fill="none" draw:textarea-vertical-align="middle">
        <text:list-style style:name="כותרת_20_ותוכן_5f_-title" style:display-name="כותרת ותוכן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end" style:punctuation-wrap="hanging" style:writing-mode="rl-tb"/>
      <style:text-properties fo:font-variant="normal" fo:text-transform="none" fo:color="#000000" style:text-outline="false" style:text-line-through-style="none" style:text-line-through-type="none" style:text-position="0% 100%" style:font-name="Arial1" fo:font-family="Arial" style:font-family-generic="swiss" style:font-pitch="variable" fo:font-size="24pt" fo:letter-spacing="normal" fo:language="en" fo:country="US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4pt" style:language-asian="en" style:country-asian="US" style:font-style-asian="normal" style:font-weight-asian="normal" style:font-name-complex="Arial1" style:font-family-complex="Arial" style:font-family-generic-complex="swiss" style:font-pitch-complex="variable" style:font-size-complex="24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cec7df"/>
    </style:style>
    <style:style style:name="Mdp2" style:family="drawing-page">
      <style:drawing-page-properties draw:background-size="border" draw:fill="gradient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.035cm" draw:fill="solid" draw:fill-color="#ffffff" draw:textarea-vertical-align="middle" draw:auto-grow-height="false" draw:fit-to-size="false" fo:min-height="18.8cm" fo:min-width="24.9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solid" svg:stroke-width="0.018cm" svg:stroke-color="#000000" draw:fill="solid" draw:fill-color="#ffffff" draw:textarea-vertical-align="middle" draw:auto-grow-height="false" draw:fit-to-size="false" fo:min-height="17.806cm" fo:min-width="24cm" fo:padding-top="0.125cm" fo:padding-bottom="0.125cm" fo:padding-left="0.25cm" fo:padding-right="0.25cm" fo:wrap-option="wrap" draw:shadow="visible" draw:shadow-offset-x="0cm" draw:shadow-offset-y="0.071cm" draw:shadow-color="#000000" draw:shadow-opacity="50%"/>
    </style:style>
    <style:style style:name="Mpr1" style:family="presentation" style:parent-style-name="ריק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2" style:family="presentation" style:parent-style-name="ריק-backgroundobjects">
      <style:graphic-properties draw:stroke="none" draw:fill="none" draw:fill-color="#ffffff" draw:auto-grow-height="false" fo:min-height="1.485cm"/>
    </style:style>
    <style:style style:name="Mpr3" style:family="presentation" style:parent-style-name="ריק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efault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5" style:family="presentation" style:parent-style-name="Default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r8" style:family="presentation" style:parent-style-name="כותרת_20_ותוכן-title">
      <style:graphic-properties draw:stroke="none" svg:stroke-width="0cm" draw:fill="none" draw:textarea-vertical-align="middle" draw:auto-grow-height="false" draw:fit-to-size="false" fo:min-height="3.181cm" fo:padding-top="0cm" fo:padding-bottom="0cm" fo:padding-left="0cm" fo:padding-right="0cm" fo:wrap-option="wrap"/>
    </style:style>
    <style:style style:name="Mpr9" style:family="presentation" style:parent-style-name="כותרת_20_ותוכן-outline1">
      <style:graphic-properties draw:stroke="none" svg:stroke-width="0cm" draw:fill="none" draw:textarea-vertical-align="top" draw:auto-grow-height="false" draw:fit-to-size="false" fo:min-height="11.049cm" fo:padding-top="0cm" fo:padding-bottom="0cm" fo:padding-left="0cm" fo:padding-right="0cm" fo:wrap-option="wrap"/>
    </style:style>
    <style:style style:name="Mpr10" style:family="presentation" style:parent-style-name="כותרת_20_ותוכן-backgroundobjects">
      <style:graphic-properties draw:stroke="none" svg:stroke-width="0cm" draw:fill="none" draw:fill-color="#ffffff" draw:textarea-horizontal-align="center" draw:textarea-vertical-align="middle" draw:auto-grow-height="false" draw:fit-to-size="false" fo:min-height="11.049cm" fo:padding-top="0.128cm" fo:padding-bottom="0.128cm" fo:padding-left="0.256cm" fo:padding-right="0.256cm" fo:wrap-option="wrap"/>
    </style:style>
    <style:style style:name="Mpr11" style:family="presentation" style:parent-style-name="כותרת_20_ותוכן-backgroundobjects">
      <style:graphic-properties draw:stroke="none" svg:stroke-width="0cm" draw:fill="none" draw:fill-color="#ffffff" draw:textarea-vertical-align="middle" draw:auto-grow-height="false" draw:fit-to-size="false" fo:min-height="11.049cm" fo:padding-top="0.13cm" fo:padding-bottom="0.13cm" fo:padding-left="0.25cm" fo:padding-right="0.25cm" fo:wrap-option="wrap"/>
    </style:style>
    <style:style style:name="Mpr12" style:family="presentation" style:parent-style-name="כותרת_20_ותוכן-backgroundobjects">
      <style:graphic-properties draw:stroke="none" draw:fill="none" draw:fill-color="#ffffff" draw:auto-grow-height="false" fo:min-height="1.27cm"/>
    </style:style>
    <style:style style:name="Mpr13" style:family="presentation" style:parent-style-name="כותרת_20_ותוכן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כותרת_20_ותוכן_5f_-title">
      <style:graphic-properties draw:stroke="none" svg:stroke-width="0cm" draw:fill="none" draw:textarea-vertical-align="bottom" draw:auto-grow-height="false" draw:fit-to-size="false" fo:min-height="3.181cm" fo:padding-top="0.125cm" fo:padding-bottom="0.254cm" fo:padding-left="0.25cm" fo:padding-right="0.25cm" fo:wrap-option="wrap"/>
    </style:style>
    <style:style style:name="Mpr15" style:family="presentation" style:parent-style-name="כותרת_20_ותוכן_5f_-backgroundobjects">
      <style:graphic-properties draw:stroke="none" svg:stroke-width="0cm" draw:fill="solid" draw:fill-color="#d34817" draw:textarea-horizontal-align="center" draw:textarea-vertical-align="middle" draw:auto-grow-height="false" draw:fit-to-size="false" fo:min-height="11.049cm" fo:padding-top="0cm" fo:padding-bottom="0cm" fo:padding-left="0cm" fo:padding-right="0cm" fo:wrap-option="wrap"/>
    </style:style>
    <style:style style:name="Mpr16" style:family="presentation" style:parent-style-name="כותרת_20_ותוכן_5f_-outline1">
      <style:graphic-properties draw:stroke="none" svg:stroke-width="0cm" draw:fill="none" draw:textarea-vertical-align="top" draw:auto-grow-height="false" draw:fit-to-size="false" fo:min-height="11.049cm" fo:padding-top="0.125cm" fo:padding-bottom="0.125cm" fo:padding-left="0.25cm" fo:padding-right="0.25cm" fo:wrap-option="wrap"/>
    </style:style>
    <style:style style:name="Mpr17" style:family="presentation" style:parent-style-name="כותרת_20_ותוכן_5f_-backgroundobjects">
      <style:graphic-properties draw:stroke="none" draw:fill="none" draw:fill-color="#ffffff" draw:auto-grow-height="false" fo:min-height="1.485cm"/>
    </style:style>
    <style:style style:name="Mpr18" style:family="presentation" style:parent-style-name="כותרת_20_ותוכן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center" fo:text-indent="0cm" style:punctuation-wrap="simple" style:writing-mode="lr-tb">
        <style:tab-stops>
          <style:tab-stop style:position="0cm"/>
        </style:tab-stops>
      </style:paragraph-properties>
      <style:text-properties fo:font-size="10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6pt" style:font-size-asian="14pt" style:font-size-complex="14pt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simple" style:writing-mode="lr-tb">
        <style:tab-stops>
          <style:tab-stop style:position="0cm"/>
        </style:tab-stops>
      </style:paragraph-properties>
      <style:text-properties fo:font-size="16pt" style:font-size-asian="14pt" style:font-size-complex="14pt" fo:hyphenate="false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simple" style:writing-mode="lr-tb">
        <style:tab-stops>
          <style:tab-stop style:position="0cm"/>
        </style:tab-stops>
      </style:paragraph-properties>
    </style:style>
    <style:style style:name="MP10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11" style:family="paragraph">
      <style:paragraph-properties fo:text-align="start"/>
    </style:style>
    <style:style style:name="MP12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5.079cm"/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3" style:family="paragraph">
      <style:paragraph-properties fo:margin-left="0cm" fo:margin-right="0cm" fo:margin-top="0.245cm" fo:margin-bottom="0cm" fo:line-height="100%" fo:text-align="start" fo:text-indent="0cm" style:punctuation-wrap="simple" style:writing-mode="lr-tb">
        <style:tab-stops>
          <style:tab-stop style:position="7.619cm"/>
          <style:tab-stop style:position="10.159cm"/>
          <style:tab-stop style:position="12.699cm"/>
          <style:tab-stop style:position="15.239cm"/>
          <style:tab-stop style:position="17.779cm"/>
          <style:tab-stop style:position="20.319cm"/>
          <style:tab-stop style:position="22.859cm"/>
          <style:tab-stop style:position="25.399cm"/>
          <style:tab-stop style:position="27.939cm"/>
        </style:tab-stops>
      </style:paragraph-properties>
    </style:style>
    <style:style style:name="MP14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5" style:family="paragraph">
      <loext:graphic-properties draw:fill="solid" draw:fill-color="#ffffff"/>
      <style:paragraph-properties fo:text-align="start" style:font-independent-line-spacing="true"/>
      <style:text-properties fo:font-size="24pt"/>
    </style:style>
    <style:style style:name="MP16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font-independent-line-spacing="true"/>
      <style:text-properties fo:font-size="40pt"/>
    </style:style>
    <style:style style:name="MP18" style:family="paragraph">
      <style:paragraph-properties fo:margin-top="0cm" fo:margin-bottom="0cm" fo:line-height="100%" fo:text-align="center" style:punctuation-wrap="hanging" style:writing-mode="lr-tb"/>
      <style:text-properties fo:font-size="14pt" style:font-size-asian="14pt" style:font-size-complex="14pt" fo:hyphenate="false"/>
    </style:style>
    <style:style style:name="MP19" style:family="paragraph">
      <loext:graphic-properties draw:fill="solid" draw:fill-color="#d34817"/>
      <style:paragraph-properties fo:text-align="start" style:font-independent-line-spacing="true"/>
      <style:text-properties fo:font-size="14pt" style:font-size-asian="14pt" style:font-size-complex="14pt"/>
    </style:style>
    <style:style style:name="MP20" style:family="paragraph">
      <style:paragraph-properties fo:margin-left="0cm" fo:margin-right="0cm" fo:text-indent="0cm">
        <style:tab-stops>
          <style:tab-stop style:position="0cm"/>
        </style:tab-stops>
      </style:paragraph-properties>
    </style:style>
    <style:style style:name="MP21" style:family="paragraph">
      <style:paragraph-properties fo:margin-left="0cm" fo:margin-right="0cm" fo:margin-top="0.131cm" fo:margin-bottom="0cm" fo:line-height="10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MP22" style:family="paragraph">
      <loext:graphic-properties draw:fill="none"/>
      <style:paragraph-properties fo:text-align="start" style:font-independent-line-spacing="true"/>
      <style:text-properties fo:font-size="2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omic Sans MS" fo:font-size="10pt" fo:letter-spacing="normal" fo:font-style="normal" style:text-underline-style="none" fo:font-weight="normal" style:font-name-asian="Arial Unicode MS1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Arial1" fo:font-size="16pt" fo:letter-spacing="normal" fo:font-style="normal" style:text-underline-style="none" fo:font-weight="normal" style:font-name-asian="Arial6" style:font-size-asian="16pt" style:font-style-asian="normal" style:font-weight-asian="normal" style:font-name-complex="Arial1" style:font-size-complex="16pt" style:font-style-complex="normal" style:font-weight-complex="normal"/>
    </style:style>
    <style:style style:name="MT4" style:family="text">
      <style:text-properties fo:font-variant="normal" fo:text-transform="none" fo:color="#000099" style:text-line-through-style="none" style:text-line-through-type="none" style:text-position="0% 100%" style:font-name="Arial1" fo:font-size="36pt" fo:letter-spacing="normal" fo:font-style="normal" style:text-underline-style="none" fo:font-weight="bold" style:font-size-asian="36pt" style:font-style-asian="normal" style:font-weight-asian="bold" style:font-name-complex="Tahoma" style:font-size-complex="36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1" fo:font-size="28pt" fo:letter-spacing="normal" fo:font-style="normal" style:text-underline-style="none" fo:font-weight="normal" style:font-name-asian="MS Gothic2" style:font-size-asian="28pt" style:font-style-asian="normal" style:font-weight-asian="normal" style:font-name-complex="Tahoma" style:font-size-complex="28pt" style:font-style-complex="normal" style:font-weight-complex="normal"/>
    </style:style>
    <style:style style:name="MT6" style:family="text">
      <style:text-properties fo:font-variant="normal" fo:text-transform="none" fo:color="#696464" style:text-line-through-style="none" style:text-line-through-type="none" style:text-position="0% 100%" style:font-name="Arial3" fo:font-size="40pt" fo:letter-spacing="normal" fo:font-style="normal" style:text-underline-style="none" fo:font-weight="normal" style:font-size-asian="40pt" style:font-style-asian="normal" style:font-weight-asian="normal" style:font-size-complex="40pt" style:font-style-complex="normal" style:font-weight-complex="normal"/>
    </style:style>
    <style:style style:name="MT7" style:family="text">
      <style:text-properties fo:font-variant="normal" fo:text-transform="none" fo:color="#ffffff" style:text-line-through-style="none" style:text-line-through-type="none" style:text-position="0% 100%" style:font-name="Arial3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3" fo:font-size="26pt" fo:letter-spacing="normal" fo:font-style="normal" style:text-underline-style="none" fo:font-weight="normal" style:font-size-asian="26pt" style:font-style-asian="normal" style:font-weight-asian="normal" style:font-size-complex="26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3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10" style:family="text">
      <style:text-properties fo:font-variant="normal" fo:text-transform="none" fo:color="#000000" style:text-line-through-style="none" style:text-line-through-type="none" style:text-position="0% 100%" style:font-name="Arial3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ריק" style:page-layout-name="PM1" draw:style-name="Mdp1">
      <draw:frame draw:name="מציין מיקום של כותרת תחתונה 1" presentation:style-name="Mpr1" draw:text-style-name="MP6" draw:layer="backgroundobjects" svg:width="7.337cm" svg:height="1.27cm" svg:x="0cm" svg:y="17.78cm" presentation:class="footer" presentation:user-transformed="true">
        <draw:text-box>
          <text:p text:style-name="MP5"><text:span text:style-name="MT2">.</text:span></text:p>
        </draw:text-box>
      </draw:frame>
      <draw:frame presentation:style-name="ריק-title" draw:layer="backgroundobjects" svg:width="22.859cm" svg:height="3.18cm" svg:x="1.27cm" svg:y="0.76cm" presentation:class="title" presentation:placeholder="true">
        <draw:text-box/>
      </draw:frame>
      <draw:frame presentation:style-name="ריק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ריק-title" draw:layer="backgroundobjects" svg:width="14.848cm" svg:height="11.136cm" svg:x="3.075cm" svg:y="2.257cm" presentation:class="page"/>
        <draw:frame presentation:style-name="ריק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name="מציין מיקום של כותרת תחתונה 1" presentation:style-name="Mpr4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2" presentation:style-name="Mpr5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presentation:style-name="Default-title" draw:layer="backgroundobjects" svg:width="22.859cm" svg:height="3.18cm" svg:x="1.27cm" svg:y="0.76cm" presentation:class="title" presentation:placeholder="true">
        <draw:text-box/>
      </draw:frame>
      <draw:frame presentation:style-name="Default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2.699cm" svg:height="9.524cm" svg:x="3.175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6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" style:display-name="כותרת ותוכן" style:page-layout-name="PM1" draw:style-name="Mdp1">
      <draw:frame draw:name="כותרת 1" presentation:style-name="Mpr8" draw:text-style-name="MP10" draw:layer="backgroundobjects" svg:width="21.478cm" svg:height="3.175cm" svg:x="3.364cm" svg:y="0.422cm" presentation:class="title" presentation:user-transformed="true">
        <draw:text-box>
          <text:p text:style-name="MP9"><text:span text:style-name="MT4">לחץ כדי לערוך סגנון כותרת של תבנית בסיס</text:span></text:p>
        </draw:text-box>
      </draw:frame>
      <draw:frame draw:name="מציין מיקום תוכן 2" presentation:style-name="Mpr9" draw:text-style-name="MP14" draw:layer="backgroundobjects" svg:width="24.01cm" svg:height="14.204cm" svg:x="0.832cm" svg:y="3.642cm" presentation:class="outline" presentation:user-transformed="true">
        <draw:text-box>
          <text:list text:style-name="ML3">
            <text:list-item>
              <text:p text:style-name="MP11"><text:span text:style-name="MT5">Click to edit the outline text format</text:span></text:p>
              <text:list>
                <text:list-item>
                  <text:p text:style-name="MP11"><text:span text:style-name="MT5">Second Outline Level</text:span></text:p>
                  <text:list>
                    <text:list-item>
                      <text:p text:style-name="MP11"><text:span text:style-name="MT5">Third Outline Level</text:span></text:p>
                      <text:list>
                        <text:list-item>
                          <text:p text:style-name="MP11"><text:span text:style-name="MT5">Fourth Outline Level</text:span></text:p>
                          <text:list>
                            <text:list-item>
                              <text:p text:style-name="MP11"><text:span text:style-name="MT5">Fifth Outline Level</text:span></text:p>
                              <text:list>
                                <text:list-item>
                                  <text:p text:style-name="MP11"><text:span text:style-name="MT5">Sixth Outline Level</text:span></text:p>
                                  <text:list>
                                    <text:list-item>
                                      <text:p><text:span text:style-name="MT5">Seventh Outline Level</text:span><text:span text:style-name="MT5">לחץ כדי </text:span><text:span text:style-name="MT5">לערוך סגנונות טקסט של תבנית </text:span><text:span text:style-name="MT5">בסיס</text:span></text:p>
                                      <text:list>
                                        <text:list-item>
                                          <text:p><text:span text:style-name="MT5">רמה שנייה</text:span></text:p>
                                          <text:list>
                                            <text:list-item>
                                              <text:p><text:span text:style-name="MT5">רמה שלישית</text:span></text:p>
                                              <text:list>
                                                <text:list-item>
                                                  <text:p text:style-name="MP12"><text:span text:style-name="MT5">רמה רביעית</text:span></text:p>
                                                </text:list-item>
                                                <text:list-item>
                                                  <text:p text:style-name="MP13"><text:span text:style-name="MT5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מציין מיקום של כותרת תחתונה 3" presentation:style-name="Mpr10" draw:text-style-name="MP7" draw:layer="backgroundobjects" svg:width="15.239cm" svg:height="1.27cm" svg:x="0cm" svg:y="17.78cm" presentation:class="footer" presentation:user-transformed="true">
        <draw:text-box>
          <text:p/>
        </draw:text-box>
      </draw:frame>
      <draw:frame draw:name="מציין מיקום של מספר שקופית 4" presentation:style-name="Mpr11" draw:text-style-name="MP7" draw:layer="backgroundobjects" svg:width="1.203cm" svg:height="0.936cm" svg:x="24.196cm" svg:y="18.113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2">
        <draw:page-thumbnail presentation:style-name="כותרת_20_ותוכן-title" draw:layer="backgroundobjects" svg:width="12.699cm" svg:height="9.524cm" svg:x="3.175cm" svg:y="1.93cm" presentation:class="page"/>
        <draw:frame presentation:style-name="כותרת_20_ותוכן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כותרת_20_ותוכן_5f_" style:display-name="כותרת ותוכן_" style:page-layout-name="PM1" draw:style-name="Mdp2">
      <draw:custom-shape draw:name="מלבן 8" draw:style-name="Mgr3" draw:text-style-name="MP15" draw:layer="backgroundobjects" svg:width="25.399cm" svg:height="19.04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מלבן מעוגל 7" draw:style-name="Mgr4" draw:text-style-name="MP15" draw:layer="backgroundobjects" svg:width="25.036cm" svg:height="18.592cm" svg:x="0.178cm" svg:y="0.194cm">
        <text:p/>
        <draw:enhanced-geometry draw:mirror-horizontal="false" draw:mirror-vertical="false" svg:viewBox="0 0 0 0" draw:text-areas="?f5 ?f5 ?f6 ?f7" draw:type="ooxml-roundRect" draw:modifiers="4929" draw:enhanced-path="M 0 ?f2 L ?f3 0 L ?f11 ?f4 L ?f2 ?f10 Z N" drawooo:enhanced-path="M 0 ?f2 G ?f2 ?f2 ?f12 ?f13 L ?f3 0 G ?f2 ?f2 ?f14 ?f15 L ?f11 ?f4 G ?f2 ?f2 ?f16 ?f17 L ?f2 ?f10 G ?f2 ?f2 ?f18 ?f19 Z N">
          <draw:equation draw:name="f0" draw:formula="if(0-$0 ,0,if(50000-$0 ,$0 ,50000))"/>
          <draw:equation draw:name="f1" draw:formula="min(logwidth,logheight)"/>
          <draw:equation draw:name="f2" draw:formula="?f1 *?f0 /100000"/>
          <draw:equation draw:name="f3" draw:formula="logwidth+0-?f2 "/>
          <draw:equation draw:name="f4" draw:formula="logheight+0-?f2 "/>
          <draw:equation draw:name="f5" draw:formula="?f2 *29289/100000"/>
          <draw:equation draw:name="f6" draw:formula="logwidth+0-?f5 "/>
          <draw:equation draw:name="f7" draw:formula="logheight+0-?f5 "/>
          <draw:equation draw:name="f8" draw:formula="logwidth/2"/>
          <draw:equation draw:name="f9" draw:formula="logheight/2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  <draw:handle draw:handle-position="?f2 0" draw:handle-range-x-maximum="50000" draw:handle-range-x-minimum="0"/>
        </draw:enhanced-geometry>
      </draw:custom-shape>
      <draw:frame draw:name="כותרת 1" presentation:style-name="Mpr14" draw:text-style-name="MP17" draw:layer="backgroundobjects" svg:width="23.706cm" svg:height="1.776cm" svg:x="0.847cm" svg:y="0.763cm" presentation:class="title" presentation:user-transformed="true">
        <draw:text-box>
          <text:p text:style-name="MP16"><text:span text:style-name="MT6">לחץ כדי לערוך סגנון כותרת של תבנית בסיס</text:span></text:p>
        </draw:text-box>
      </draw:frame>
      <draw:frame draw:name="מציין מיקום של מספר שקופית 5" presentation:style-name="Mpr15" draw:text-style-name="MP19" draw:layer="backgroundobjects" svg:width="0.846cm" svg:height="0.846cm" svg:x="0cm" svg:y="18.203cm" presentation:class="page-number" presentation:user-transformed="true">
        <draw:text-box>
          <text:p text:style-name="MP18"><text:span text:style-name="MT7"><text:page-number>&lt;number&gt;</text:page-number></text:span></text:p>
        </draw:text-box>
      </draw:frame>
      <draw:frame draw:name="מציין מיקום תוכן 7" presentation:style-name="Mpr16" draw:text-style-name="MP22" draw:layer="backgroundobjects" svg:width="23.706cm" svg:height="15.874cm" svg:x="0.847cm" svg:y="2.54cm" presentation:class="outline" presentation:user-transformed="true">
        <draw:text-box>
          <text:list text:style-name="ML3">
            <text:list-item>
              <text:p text:style-name="MP11"><text:span text:style-name="MT8">Click to edit the outline text format</text:span></text:p>
              <text:list>
                <text:list-item>
                  <text:p text:style-name="MP11"><text:span text:style-name="MT8">Second Outline Level</text:span></text:p>
                  <text:list>
                    <text:list-item>
                      <text:p text:style-name="MP11"><text:span text:style-name="MT8">Third Outline Level</text:span></text:p>
                      <text:list>
                        <text:list-item>
                          <text:p text:style-name="MP11"><text:span text:style-name="MT8">Fourth Outline Level</text:span></text:p>
                          <text:list>
                            <text:list-item>
                              <text:p text:style-name="MP11"><text:span text:style-name="MT8">Fifth Outline Level</text:span></text:p>
                              <text:list>
                                <text:list-item>
                                  <text:p text:style-name="MP11"><text:span text:style-name="MT8">Sixth Outline Level</text:span></text:p>
                                  <text:list>
                                    <text:list-item>
                                      <text:p text:style-name="MP20"><text:span text:style-name="MT8">Seventh Outline Level</text:span><text:span text:style-name="MT8">לחץ כדי </text:span><text:span text:style-name="MT8">לערוך סגנונות טקסט של תבנית בסיס</text:span></text:p>
                                      <text:list>
                                        <text:list-item>
                                          <text:p text:style-name="MP20"><text:span text:style-name="MT9">רמה שנייה</text:span></text:p>
                                          <text:list>
                                            <text:list-item>
                                              <text:p text:style-name="MP20"><text:span text:style-name="MT10">רמה שלישית</text:span></text:p>
                                              <text:list>
                                                <text:list-item>
                                                  <text:p text:style-name="MP21"><text:span text:style-name="MT10">רמה רביעית</text:span></text:p>
                                                </text:list-item>
                                                <text:list-item>
                                                  <text:p text:style-name="MP21"><text:span text:style-name="MT10">רמה חמישית</text:span></text:p>
                                                </text:list-item>
                                              </text:list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כותרת_20_ותוכן_5f_-title" draw:layer="backgroundobjects" svg:width="14.848cm" svg:height="11.136cm" svg:x="3.075cm" svg:y="2.257cm" presentation:class="page"/>
        <draw:frame presentation:style-name="כותרת_20_ותוכן_5f_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Nir Friedman</meta:initial-creator>
    <meta:editing-cycles>699</meta:editing-cycles>
    <meta:print-date>2006-12-12T13:43:12</meta:print-date>
    <meta:creation-date>2002-10-18T11:19:22</meta:creation-date>
    <dc:date>2018-04-12T09:29:32.363825641</dc:date>
    <meta:editing-duration>P2DT22H31M2S</meta:editing-duration>
    <meta:generator>LibreOffice/5.1.6.2$Linux_X86_64 LibreOffice_project/10m0$Build-2</meta:generator>
    <meta:document-statistic meta:object-count="101"/>
    <meta:user-defined meta:name="AppVersion">15.0000</meta:user-defined>
    <meta:user-defined meta:name="HiddenSlides" meta:value-type="float">0</meta:user-defined>
    <meta:user-defined meta:name="HyperlinksChanged" meta:value-type="boolean">false</meta:user-defined>
    <meta:user-defined meta:name="Info 1"/>
    <meta:user-defined meta:name="Info 2" meta:value-type="string"/>
    <meta:user-defined meta:name="Info 3" meta:value-type="string"/>
    <meta:user-defined meta:name="Info 4" meta:value-type="string"/>
    <meta:user-defined meta:name="LinksUpToDate" meta:value-type="boolean">false</meta:user-defined>
    <meta:user-defined meta:name="MMClips" meta:value-type="float">0</meta:user-defined>
    <meta:user-defined meta:name="Notes" meta:value-type="float">39</meta:user-defined>
    <meta:user-defined meta:name="PresentationFormat" meta:value-type="string">On-screen Show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40</meta:user-defined>
  </office:meta>
</office:document-meta>
</file>